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9.74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104.46pt"/>
    </style:style>
    <style:style style:name="co4" style:family="table-column">
      <style:table-column-properties fo:break-before="auto" style:column-width="54.2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53.49pt"/>
    </style:style>
    <style:style style:name="co7" style:family="table-column">
      <style:table-column-properties fo:break-before="auto" style:column-width="49.66pt"/>
    </style:style>
    <style:style style:name="co8" style:family="table-column">
      <style:table-column-properties fo:break-before="auto" style:column-width="32.66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106.75pt"/>
    </style:style>
    <style:style style:name="co11" style:family="table-column">
      <style:table-column-properties fo:break-before="auto" style:column-width="95.95pt"/>
    </style:style>
    <style:style style:name="co12" style:family="table-column">
      <style:table-column-properties fo:break-before="auto" style:column-width="112.14pt"/>
    </style:style>
    <style:style style:name="co13" style:family="table-column">
      <style:table-column-properties fo:break-before="auto" style:column-width="101.34pt"/>
    </style:style>
    <style:style style:name="co14" style:family="table-column">
      <style:table-column-properties fo:break-before="auto" style:column-width="109.05pt"/>
    </style:style>
    <style:style style:name="co15" style:family="table-column">
      <style:table-column-properties fo:break-before="auto" style:column-width="173.14pt"/>
    </style:style>
    <style:style style:name="co16" style:family="table-column">
      <style:table-column-properties fo:break-before="auto" style:column-width="162.34pt"/>
    </style:style>
    <style:style style:name="co17" style:family="table-column">
      <style:table-column-properties fo:break-before="auto" style:column-width="113.7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v_scores_total_20190930-19h01m28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number-columns-repeated="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3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_classe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alib_size</text:p>
          </table:table-cell>
          <table:table-cell office:value-type="string" calcext:value-type="string">
            <text:p>test_size</text:p>
          </table:table-cell>
          <table:table-cell table:style-name="Default" office:value-type="string" calcext:value-type="string">
            <text:p>logi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log-loss_mean</text:p>
          </table:table-cell>
          <table:table-cell office:value-type="string" calcext:value-type="string">
            <text:p>log-loss_std</text:p>
          </table:table-cell>
          <table:table-cell office:value-type="string" calcext:value-type="string">
            <text:p>ECE_mean</text:p>
          </table:table-cell>
          <table:table-cell office:value-type="string" calcext:value-type="string">
            <text:p>ECE_std</text:p>
          </table:table-cell>
          <table:table-cell office:value-type="string" calcext:value-type="string">
            <text:p>ECE_15bins_mean</text:p>
          </table:table-cell>
          <table:table-cell office:value-type="string" calcext:value-type="string">
            <text:p>ECE_15bins_std</text:p>
          </table:table-cell>
          <table:table-cell office:value-type="string" calcext:value-type="string">
            <text:p>MCE_mean</text:p>
          </table:table-cell>
          <table:table-cell office:value-type="string" calcext:value-type="string">
            <text:p>MCE_std</text:p>
          </table:table-cell>
          <table:table-cell office:value-type="string" calcext:value-type="string">
            <text:p>sharpness_mean</text:p>
          </table:table-cell>
          <table:table-cell office:value-type="string" calcext:value-type="string">
            <text:p>sharpness_std</text:p>
          </table:table-cell>
          <table:table-cell office:value-type="string" calcext:value-type="string">
            <text:p>overconfidence_mean</text:p>
          </table:table-cell>
          <table:table-cell office:value-type="string" calcext:value-type="string">
            <text:p>overconfidence_std</text:p>
          </table:table-cell>
          <table:table-cell office:value-type="string" calcext:value-type="string">
            <text:p>underconfidence_mean</text:p>
          </table:table-cell>
          <table:table-cell office:value-type="string" calcext:value-type="string">
            <text:p>underconfidence_std</text:p>
          </table:table-cell>
          <table:table-cell office:value-type="string" calcext:value-type="string">
            <text:p>avg_confidence_mean</text:p>
          </table:table-cell>
          <table:table-cell office:value-type="string" calcext:value-type="string">
            <text:p>avg_confidence_std</text:p>
          </table:table-cell>
          <table:table-cell office:value-type="string" calcext:value-type="string">
            <text:p>weighted_abs_conf_difference_mean</text:p>
          </table:table-cell>
          <table:table-cell office:value-type="string" calcext:value-type="string">
            <text:p>weighted_abs_conf_difference_std</text:p>
          </table:table-cell>
          <table:table-cell office:value-type="string" calcext:value-type="string">
            <text:p>cal_time_mean</text:p>
          </table:table-cell>
          <table:table-cell office:value-type="string" calcext:value-type="string">
            <text:p>cal_time_std</text:p>
          </table:table-cell>
          <table:table-cell office:value-type="string" calcext:value-type="string">
            <text:p>fit_time_mean</text:p>
          </table:table-cell>
          <table:table-cell office:value-type="string" calcext:value-type="string">
            <text:p>fit_time_std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alexnet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float" office:value="0.439044444444445" calcext:value-type="float">
            <text:p>0.439044444444445</text:p>
          </table:table-cell>
          <table:table-cell office:value-type="float" office:value="0.00192036233435227" calcext:value-type="float">
            <text:p>0.001920362334352</text:p>
          </table:table-cell>
          <table:table-cell office:value-type="float" office:value="3.09658625573074" calcext:value-type="float">
            <text:p>3.09658625573074</text:p>
          </table:table-cell>
          <table:table-cell office:value-type="float" office:value="0.0146953982598721" calcext:value-type="float">
            <text:p>0.014695398259872</text:p>
          </table:table-cell>
          <table:table-cell office:value-type="float" office:value="0.275102290646894" calcext:value-type="float">
            <text:p>0.275102290646894</text:p>
          </table:table-cell>
          <table:table-cell office:value-type="float" office:value="0.00164638007606761" calcext:value-type="float">
            <text:p>0.001646380076068</text:p>
          </table:table-cell>
          <table:table-cell office:value-type="float" office:value="0.26762431807825" calcext:value-type="float">
            <text:p>0.26762431807825</text:p>
          </table:table-cell>
          <table:table-cell office:value-type="float" office:value="0.00166080626694514" calcext:value-type="float">
            <text:p>0.001660806266945</text:p>
          </table:table-cell>
          <table:table-cell office:value-type="float" office:value="0.530054802222509" calcext:value-type="float">
            <text:p>0.530054802222509</text:p>
          </table:table-cell>
          <table:table-cell office:value-type="float" office:value="0.0094391810031633" calcext:value-type="float">
            <text:p>0.009439181003163</text:p>
          </table:table-cell>
          <table:table-cell office:value-type="float" office:value="0.259361989507094" calcext:value-type="float">
            <text:p>0.259361989507094</text:p>
          </table:table-cell>
          <table:table-cell office:value-type="float" office:value="0.00045706086428896" calcext:value-type="float">
            <text:p>0.000457060864289</text:p>
          </table:table-cell>
          <table:table-cell office:value-type="float" office:value="0.609701775405939" calcext:value-type="float">
            <text:p>0.609701775405939</text:p>
          </table:table-cell>
          <table:table-cell office:value-type="float" office:value="0.000987167584198649" calcext:value-type="float">
            <text:p>0.000987167584199</text:p>
          </table:table-cell>
          <table:table-cell office:value-type="float" office:value="0.149291858989409" calcext:value-type="float">
            <text:p>0.149291858989409</text:p>
          </table:table-cell>
          <table:table-cell office:value-type="float" office:value="0.0012176145008597" calcext:value-type="float">
            <text:p>0.00121761450086</text:p>
          </table:table-cell>
          <table:table-cell office:value-type="float" office:value="0.715515211126444" calcext:value-type="float">
            <text:p>0.715515211126444</text:p>
          </table:table-cell>
          <table:table-cell office:value-type="float" office:value="0.000713037592318907" calcext:value-type="float">
            <text:p>0.000713037592319</text:p>
          </table:table-cell>
          <table:table-cell office:value-type="float" office:value="0.276470766682" calcext:value-type="float">
            <text:p>0.276470766682</text:p>
          </table:table-cell>
          <table:table-cell office:value-type="float" office:value="0.00161788371749224" calcext:value-type="float">
            <text:p>0.001617883717492</text:p>
          </table:table-cell>
          <table:table-cell office:value-type="float" office:value="0.0227574825286865" calcext:value-type="float">
            <text:p>0.022757482528687</text:p>
          </table:table-cell>
          <table:table-cell office:value-type="float" office:value="0.00039424132839699" calcext:value-type="float">
            <text:p>0.000394241328397</text:p>
          </table:table-cell>
          <table:table-cell office:value-type="float" office:value="0.00202739238739014" calcext:value-type="float">
            <text:p>0.00202739238739</text:p>
          </table:table-cell>
          <table:table-cell office:value-type="float" office:value="0.000399324719108303" calcext:value-type="float">
            <text:p>0.000399324719108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resnext-8x64d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float" office:value="0.826044444444445" calcext:value-type="float">
            <text:p>0.826044444444445</text:p>
          </table:table-cell>
          <table:table-cell office:value-type="float" office:value="0.00136706307610388" calcext:value-type="float">
            <text:p>0.001367063076104</text:p>
          </table:table-cell>
          <table:table-cell office:value-type="float" office:value="0.704412060139005" calcext:value-type="float">
            <text:p>0.704412060139005</text:p>
          </table:table-cell>
          <table:table-cell office:value-type="float" office:value="0.00523351092755182" calcext:value-type="float">
            <text:p>0.005233510927552</text:p>
          </table:table-cell>
          <table:table-cell office:value-type="float" office:value="0.0495223296659747" calcext:value-type="float">
            <text:p>0.049522329665975</text:p>
          </table:table-cell>
          <table:table-cell office:value-type="float" office:value="0.000778082961794388" calcext:value-type="float">
            <text:p>0.000778082961794</text:p>
          </table:table-cell>
          <table:table-cell office:value-type="float" office:value="0.0244897529254834" calcext:value-type="float">
            <text:p>0.024489752925484</text:p>
          </table:table-cell>
          <table:table-cell office:value-type="float" office:value="0.00106586177716501" calcext:value-type="float">
            <text:p>0.001065861777165</text:p>
          </table:table-cell>
          <table:table-cell office:value-type="float" office:value="0.266121544782516" calcext:value-type="float">
            <text:p>0.266121544782516</text:p>
          </table:table-cell>
          <table:table-cell office:value-type="float" office:value="0.0336080836518611" calcext:value-type="float">
            <text:p>0.033608083651861</text:p>
          </table:table-cell>
          <table:table-cell office:value-type="float" office:value="0.219701848834807" calcext:value-type="float">
            <text:p>0.219701848834807</text:p>
          </table:table-cell>
          <table:table-cell office:value-type="float" office:value="0.00147772117522564" calcext:value-type="float">
            <text:p>0.001477721175226</text:p>
          </table:table-cell>
          <table:table-cell office:value-type="float" office:value="0.571466586895387" calcext:value-type="float">
            <text:p>0.571466586895387</text:p>
          </table:table-cell>
          <table:table-cell office:value-type="float" office:value="0.00213036657839151" calcext:value-type="float">
            <text:p>0.002130366578392</text:p>
          </table:table-cell>
          <table:table-cell office:value-type="float" office:value="0.0708953769827943" calcext:value-type="float">
            <text:p>0.070895376982794</text:p>
          </table:table-cell>
          <table:table-cell office:value-type="float" office:value="0.000380466749138022" calcext:value-type="float">
            <text:p>0.000380466749138</text:p>
          </table:table-cell>
          <table:table-cell office:value-type="float" office:value="0.86689050504259" calcext:value-type="float">
            <text:p>0.86689050504259</text:p>
          </table:table-cell>
          <table:table-cell office:value-type="float" office:value="0.000788155719351102" calcext:value-type="float">
            <text:p>0.000788155719351</text:p>
          </table:table-cell>
          <table:table-cell office:value-type="float" office:value="0.0408460605981457" calcext:value-type="float">
            <text:p>0.040846060598146</text:p>
          </table:table-cell>
          <table:table-cell office:value-type="float" office:value="0.00102403788886689" calcext:value-type="float">
            <text:p>0.001024037888867</text:p>
          </table:table-cell>
          <table:table-cell office:value-type="float" office:value="0.0214947938919067" calcext:value-type="float">
            <text:p>0.021494793891907</text:p>
          </table:table-cell>
          <table:table-cell office:value-type="float" office:value="0.000428059694890702" calcext:value-type="float">
            <text:p>0.000428059694891</text:p>
          </table:table-cell>
          <table:table-cell office:value-type="float" office:value="0.00196452140808105" calcext:value-type="float">
            <text:p>0.001964521408081</text:p>
          </table:table-cell>
          <table:table-cell office:value-type="float" office:value="0.0000873696152272649" calcext:value-type="float">
            <text:p>8.73696152272649E-05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resnext-16x64d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float" office:value="0.826766666666666" calcext:value-type="float">
            <text:p>0.826766666666666</text:p>
          </table:table-cell>
          <table:table-cell office:value-type="float" office:value="0.00122440881846402" calcext:value-type="float">
            <text:p>0.001224408818464</text:p>
          </table:table-cell>
          <table:table-cell office:value-type="float" office:value="0.690993831585528" calcext:value-type="float">
            <text:p>0.690993831585528</text:p>
          </table:table-cell>
          <table:table-cell office:value-type="float" office:value="0.00626856790202692" calcext:value-type="float">
            <text:p>0.006268567902027</text:p>
          </table:table-cell>
          <table:table-cell office:value-type="float" office:value="0.0527074222097826" calcext:value-type="float">
            <text:p>0.052707422209783</text:p>
          </table:table-cell>
          <table:table-cell office:value-type="float" office:value="0.00105091850967227" calcext:value-type="float">
            <text:p>0.001050918509672</text:p>
          </table:table-cell>
          <table:table-cell office:value-type="float" office:value="0.0281770250904808" calcext:value-type="float">
            <text:p>0.028177025090481</text:p>
          </table:table-cell>
          <table:table-cell office:value-type="float" office:value="0.00100309649489441" calcext:value-type="float">
            <text:p>0.001003096494894</text:p>
          </table:table-cell>
          <table:table-cell office:value-type="float" office:value="0.288221930391504" calcext:value-type="float">
            <text:p>0.288221930391504</text:p>
          </table:table-cell>
          <table:table-cell office:value-type="float" office:value="0.0126030359153484" calcext:value-type="float">
            <text:p>0.012603035915348</text:p>
          </table:table-cell>
          <table:table-cell office:value-type="float" office:value="0.219555049980027" calcext:value-type="float">
            <text:p>0.219555049980027</text:p>
          </table:table-cell>
          <table:table-cell office:value-type="float" office:value="0.000892051930125771" calcext:value-type="float">
            <text:p>0.000892051930126</text:p>
          </table:table-cell>
          <table:table-cell office:value-type="float" office:value="0.57415815916965" calcext:value-type="float">
            <text:p>0.57415815916965</text:p>
          </table:table-cell>
          <table:table-cell office:value-type="float" office:value="0.00195169690018281" calcext:value-type="float">
            <text:p>0.001951696900183</text:p>
          </table:table-cell>
          <table:table-cell office:value-type="float" office:value="0.0706239778728468" calcext:value-type="float">
            <text:p>0.070623977872847</text:p>
          </table:table-cell>
          <table:table-cell office:value-type="float" office:value="0.000379998629692438" calcext:value-type="float">
            <text:p>0.000379998629692</text:p>
          </table:table-cell>
          <table:table-cell office:value-type="float" office:value="0.867841454793948" calcext:value-type="float">
            <text:p>0.867841454793948</text:p>
          </table:table-cell>
          <table:table-cell office:value-type="float" office:value="0.000598659469306558" calcext:value-type="float">
            <text:p>0.000598659469307</text:p>
          </table:table-cell>
          <table:table-cell office:value-type="float" office:value="0.0410747881272813" calcext:value-type="float">
            <text:p>0.041074788127281</text:p>
          </table:table-cell>
          <table:table-cell office:value-type="float" office:value="0.00105923566525698" calcext:value-type="float">
            <text:p>0.001059235665257</text:p>
          </table:table-cell>
          <table:table-cell office:value-type="float" office:value="0.0214659452438355" calcext:value-type="float">
            <text:p>0.021465945243836</text:p>
          </table:table-cell>
          <table:table-cell office:value-type="float" office:value="0.000354859036662323" calcext:value-type="float">
            <text:p>0.000354859036662</text:p>
          </table:table-cell>
          <table:table-cell office:value-type="float" office:value="0.00160987377166748" calcext:value-type="float">
            <text:p>0.001609873771667</text:p>
          </table:table-cell>
          <table:table-cell office:value-type="float" office:value="0.0000502044654524396" calcext:value-type="float">
            <text:p>5.02044654524396E-05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densenet-bc-l190-k4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float" office:value="0.827433333333333" calcext:value-type="float">
            <text:p>0.827433333333333</text:p>
          </table:table-cell>
          <table:table-cell office:value-type="float" office:value="0.000983331589591819" calcext:value-type="float">
            <text:p>0.000983331589592</text:p>
          </table:table-cell>
          <table:table-cell office:value-type="float" office:value="0.755300301281664" calcext:value-type="float">
            <text:p>0.755300301281664</text:p>
          </table:table-cell>
          <table:table-cell office:value-type="float" office:value="0.00664580546983372" calcext:value-type="float">
            <text:p>0.006645805469834</text:p>
          </table:table-cell>
          <table:table-cell office:value-type="float" office:value="0.0717146358482422" calcext:value-type="float">
            <text:p>0.071714635848242</text:p>
          </table:table-cell>
          <table:table-cell office:value-type="float" office:value="0.000572504536283181" calcext:value-type="float">
            <text:p>0.000572504536283</text:p>
          </table:table-cell>
          <table:table-cell office:value-type="float" office:value="0.0486594267381781" calcext:value-type="float">
            <text:p>0.048659426738178</text:p>
          </table:table-cell>
          <table:table-cell office:value-type="float" office:value="0.000702829786318917" calcext:value-type="float">
            <text:p>0.000702829786319</text:p>
          </table:table-cell>
          <table:table-cell office:value-type="float" office:value="0.382416945449768" calcext:value-type="float">
            <text:p>0.382416945449768</text:p>
          </table:table-cell>
          <table:table-cell office:value-type="float" office:value="0.0253339685607168" calcext:value-type="float">
            <text:p>0.025333968560717</text:p>
          </table:table-cell>
          <table:table-cell office:value-type="float" office:value="0.143874836568078" calcext:value-type="float">
            <text:p>0.143874836568078</text:p>
          </table:table-cell>
          <table:table-cell office:value-type="float" office:value="0.00104375877006922" calcext:value-type="float">
            <text:p>0.001043758770069</text:p>
          </table:table-cell>
          <table:table-cell office:value-type="float" office:value="0.672556760179919" calcext:value-type="float">
            <text:p>0.672556760179919</text:p>
          </table:table-cell>
          <table:table-cell office:value-type="float" office:value="0.00206990805605851" calcext:value-type="float">
            <text:p>0.002069908056059</text:p>
          </table:table-cell>
          <table:table-cell office:value-type="float" office:value="0.0530802892618746" calcext:value-type="float">
            <text:p>0.053080289261875</text:p>
          </table:table-cell>
          <table:table-cell office:value-type="float" office:value="0.000371342294509372" calcext:value-type="float">
            <text:p>0.000371342294509</text:p>
          </table:table-cell>
          <table:table-cell office:value-type="float" office:value="0.899574325304192" calcext:value-type="float">
            <text:p>0.899574325304192</text:p>
          </table:table-cell>
          <table:table-cell office:value-type="float" office:value="0.000491213611212424" calcext:value-type="float">
            <text:p>0.000491213611212</text:p>
          </table:table-cell>
          <table:table-cell office:value-type="float" office:value="0.0721409919708583" calcext:value-type="float">
            <text:p>0.072140991970858</text:p>
          </table:table-cell>
          <table:table-cell office:value-type="float" office:value="0.000695432525119338" calcext:value-type="float">
            <text:p>0.000695432525119</text:p>
          </table:table-cell>
          <table:table-cell office:value-type="float" office:value="0.0213775157928467" calcext:value-type="float">
            <text:p>0.021377515792847</text:p>
          </table:table-cell>
          <table:table-cell office:value-type="float" office:value="0.000182889543647787" calcext:value-type="float">
            <text:p>0.000182889543648</text:p>
          </table:table-cell>
          <table:table-cell office:value-type="float" office:value="0.00188307762145996" calcext:value-type="float">
            <text:p>0.00188307762146</text:p>
          </table:table-cell>
          <table:table-cell office:value-type="float" office:value="0.0000588080689423651" calcext:value-type="float">
            <text:p>5.88080689423651E-05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WRN-28-10-drop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float" office:value="0.818322222222222" calcext:value-type="float">
            <text:p>0.818322222222222</text:p>
          </table:table-cell>
          <table:table-cell office:value-type="float" office:value="0.00136128116851483" calcext:value-type="float">
            <text:p>0.001361281168515</text:p>
          </table:table-cell>
          <table:table-cell office:value-type="float" office:value="0.757335774170779" calcext:value-type="float">
            <text:p>0.757335774170779</text:p>
          </table:table-cell>
          <table:table-cell office:value-type="float" office:value="0.00611267245086841" calcext:value-type="float">
            <text:p>0.006112672450868</text:p>
          </table:table-cell>
          <table:table-cell office:value-type="float" office:value="0.06644718231583" calcext:value-type="float">
            <text:p>0.06644718231583</text:p>
          </table:table-cell>
          <table:table-cell office:value-type="float" office:value="0.000921723646696845" calcext:value-type="float">
            <text:p>0.000921723646697</text:p>
          </table:table-cell>
          <table:table-cell office:value-type="float" office:value="0.0445334310422908" calcext:value-type="float">
            <text:p>0.044533431042291</text:p>
          </table:table-cell>
          <table:table-cell office:value-type="float" office:value="0.00110939161957746" calcext:value-type="float">
            <text:p>0.001109391619577</text:p>
          </table:table-cell>
          <table:table-cell office:value-type="float" office:value="0.340805999662588" calcext:value-type="float">
            <text:p>0.340805999662588</text:p>
          </table:table-cell>
          <table:table-cell office:value-type="float" office:value="0.0202244634719806" calcext:value-type="float">
            <text:p>0.020224463471981</text:p>
          </table:table-cell>
          <table:table-cell office:value-type="float" office:value="0.186202323084485" calcext:value-type="float">
            <text:p>0.186202323084485</text:p>
          </table:table-cell>
          <table:table-cell office:value-type="float" office:value="0.00118353097870595" calcext:value-type="float">
            <text:p>0.001183530978706</text:p>
          </table:table-cell>
          <table:table-cell office:value-type="float" office:value="0.628509056471934" calcext:value-type="float">
            <text:p>0.628509056471934</text:p>
          </table:table-cell>
          <table:table-cell office:value-type="float" office:value="0.00195360466911055" calcext:value-type="float">
            <text:p>0.001953604669111</text:p>
          </table:table-cell>
          <table:table-cell office:value-type="float" office:value="0.0653517491836505" calcext:value-type="float">
            <text:p>0.065351749183651</text:p>
          </table:table-cell>
          <table:table-cell office:value-type="float" office:value="0.00044021052430682" calcext:value-type="float">
            <text:p>0.000440210524307</text:p>
          </table:table-cell>
          <table:table-cell office:value-type="float" office:value="0.879029466360655" calcext:value-type="float">
            <text:p>0.879029466360655</text:p>
          </table:table-cell>
          <table:table-cell office:value-type="float" office:value="0.000712032435492785" calcext:value-type="float">
            <text:p>0.000712032435493</text:p>
          </table:table-cell>
          <table:table-cell office:value-type="float" office:value="0.0607072441384329" calcext:value-type="float">
            <text:p>0.060707244138433</text:p>
          </table:table-cell>
          <table:table-cell office:value-type="float" office:value="0.00105939492702683" calcext:value-type="float">
            <text:p>0.001059394927027</text:p>
          </table:table-cell>
          <table:table-cell office:value-type="float" office:value="0.0214355230331421" calcext:value-type="float">
            <text:p>0.021435523033142</text:p>
          </table:table-cell>
          <table:table-cell office:value-type="float" office:value="0.000385317395949376" calcext:value-type="float">
            <text:p>0.000385317395949</text:p>
          </table:table-cell>
          <table:table-cell office:value-type="float" office:value="0.001519775390625" calcext:value-type="float">
            <text:p>0.001519775390625</text:p>
          </table:table-cell>
          <table:table-cell office:value-type="float" office:value="0.0000853020524468796" calcext:value-type="float">
            <text:p>8.53020524468796E-05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alexnet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float" office:value="0.439066666666667" calcext:value-type="float">
            <text:p>0.439066666666667</text:p>
          </table:table-cell>
          <table:table-cell office:value-type="float" office:value="0.00195153908520874" calcext:value-type="float">
            <text:p>0.001951539085209</text:p>
          </table:table-cell>
          <table:table-cell office:value-type="float" office:value="2.2635859964966" calcext:value-type="float">
            <text:p>2.2635859964966</text:p>
          </table:table-cell>
          <table:table-cell office:value-type="float" office:value="0.00732181785733753" calcext:value-type="float">
            <text:p>0.007321817857338</text:p>
          </table:table-cell>
          <table:table-cell office:value-type="float" office:value="0.0366163771043771" calcext:value-type="float">
            <text:p>0.036616377104377</text:p>
          </table:table-cell>
          <table:table-cell office:value-type="float" office:value="0.00230034852917141" calcext:value-type="float">
            <text:p>0.002300348529171</text:p>
          </table:table-cell>
          <table:table-cell office:value-type="float" office:value="0.0236683624338624" calcext:value-type="float">
            <text:p>0.023668362433863</text:p>
          </table:table-cell>
          <table:table-cell office:value-type="float" office:value="0.00436939629162886" calcext:value-type="float">
            <text:p>0.004369396291629</text:p>
          </table:table-cell>
          <table:table-cell office:value-type="float" office:value="0.281199494949495" calcext:value-type="float">
            <text:p>0.281199494949495</text:p>
          </table:table-cell>
          <table:table-cell office:value-type="float" office:value="0.109946893527118" calcext:value-type="float">
            <text:p>0.109946893527118</text:p>
          </table:table-cell>
          <table:table-cell office:value-type="float" office:value="0.313926105618761" calcext:value-type="float">
            <text:p>0.313926105618761</text:p>
          </table:table-cell>
          <table:table-cell office:value-type="float" office:value="0.00316482136974966" calcext:value-type="float">
            <text:p>0.00316482136975</text:p>
          </table:table-cell>
          <table:table-cell office:value-type="float" office:value="0.296178176274809" calcext:value-type="float">
            <text:p>0.296178176274809</text:p>
          </table:table-cell>
          <table:table-cell office:value-type="float" office:value="0.0096295354585349" calcext:value-type="float">
            <text:p>0.009629535458535</text:p>
          </table:table-cell>
          <table:table-cell office:value-type="float" office:value="0.405132354515879" calcext:value-type="float">
            <text:p>0.405132354515879</text:p>
          </table:table-cell>
          <table:table-cell office:value-type="float" office:value="0.0108853443532755" calcext:value-type="float">
            <text:p>0.010885344353276</text:p>
          </table:table-cell>
          <table:table-cell office:value-type="float" office:value="0.427321153125913" calcext:value-type="float">
            <text:p>0.427321153125913</text:p>
          </table:table-cell>
          <table:table-cell office:value-type="float" office:value="0.00974559065076183" calcext:value-type="float">
            <text:p>0.009745590650762</text:p>
          </table:table-cell>
          <table:table-cell office:value-type="float" office:value="0.014084055609702" calcext:value-type="float">
            <text:p>0.014084055609702</text:p>
          </table:table-cell>
          <table:table-cell office:value-type="float" office:value="0.00759966200277176" calcext:value-type="float">
            <text:p>0.007599662002772</text:p>
          </table:table-cell>
          <table:table-cell office:value-type="float" office:value="2.45577704906464" calcext:value-type="float">
            <text:p>2.45577704906464</text:p>
          </table:table-cell>
          <table:table-cell office:value-type="float" office:value="0.0381569757064078" calcext:value-type="float">
            <text:p>0.038156975706408</text:p>
          </table:table-cell>
          <table:table-cell office:value-type="float" office:value="3.78889105319977" calcext:value-type="float">
            <text:p>3.78889105319977</text:p>
          </table:table-cell>
          <table:table-cell office:value-type="float" office:value="0.822799258311362" calcext:value-type="float">
            <text:p>0.822799258311362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resnext-8x64d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float" office:value="0.825988888888889" calcext:value-type="float">
            <text:p>0.825988888888889</text:p>
          </table:table-cell>
          <table:table-cell office:value-type="float" office:value="0.00131306612978161" calcext:value-type="float">
            <text:p>0.001313066129782</text:p>
          </table:table-cell>
          <table:table-cell office:value-type="float" office:value="0.628719726830511" calcext:value-type="float">
            <text:p>0.628719726830511</text:p>
          </table:table-cell>
          <table:table-cell office:value-type="float" office:value="0.00452192073763654" calcext:value-type="float">
            <text:p>0.004521920737637</text:p>
          </table:table-cell>
          <table:table-cell office:value-type="float" office:value="0.0248432177501911" calcext:value-type="float">
            <text:p>0.024843217750191</text:p>
          </table:table-cell>
          <table:table-cell office:value-type="float" office:value="0.00205264792990113" calcext:value-type="float">
            <text:p>0.002052647929901</text:p>
          </table:table-cell>
          <table:table-cell office:value-type="float" office:value="0.0188123288444017" calcext:value-type="float">
            <text:p>0.018812328844402</text:p>
          </table:table-cell>
          <table:table-cell office:value-type="float" office:value="0.00338728597092677" calcext:value-type="float">
            <text:p>0.003387285970927</text:p>
          </table:table-cell>
          <table:table-cell office:value-type="float" office:value="0.238949625378607" calcext:value-type="float">
            <text:p>0.238949625378607</text:p>
          </table:table-cell>
          <table:table-cell office:value-type="float" office:value="0.0707215242903592" calcext:value-type="float">
            <text:p>0.070721524290359</text:p>
          </table:table-cell>
          <table:table-cell office:value-type="float" office:value="0.196531558339647" calcext:value-type="float">
            <text:p>0.196531558339647</text:p>
          </table:table-cell>
          <table:table-cell office:value-type="float" office:value="0.00933211528736555" calcext:value-type="float">
            <text:p>0.009332115287366</text:p>
          </table:table-cell>
          <table:table-cell office:value-type="float" office:value="0.541807299215469" calcext:value-type="float">
            <text:p>0.541807299215469</text:p>
          </table:table-cell>
          <table:table-cell office:value-type="float" office:value="0.0104616353588985" calcext:value-type="float">
            <text:p>0.010461635358899</text:p>
          </table:table-cell>
          <table:table-cell office:value-type="float" office:value="0.108375528609599" calcext:value-type="float">
            <text:p>0.108375528609599</text:p>
          </table:table-cell>
          <table:table-cell office:value-type="float" office:value="0.00624309796696882" calcext:value-type="float">
            <text:p>0.006243097966969</text:p>
          </table:table-cell>
          <table:table-cell office:value-type="float" office:value="0.830749933627288" calcext:value-type="float">
            <text:p>0.830749933627288</text:p>
          </table:table-cell>
          <table:table-cell office:value-type="float" office:value="0.006231447150487" calcext:value-type="float">
            <text:p>0.006231447150487</text:p>
          </table:table-cell>
          <table:table-cell office:value-type="float" office:value="0.00642141002752289" calcext:value-type="float">
            <text:p>0.006421410027523</text:p>
          </table:table-cell>
          <table:table-cell office:value-type="float" office:value="0.00527759503135963" calcext:value-type="float">
            <text:p>0.00527759503136</text:p>
          </table:table-cell>
          <table:table-cell office:value-type="float" office:value="2.47809185981751" calcext:value-type="float">
            <text:p>2.47809185981751</text:p>
          </table:table-cell>
          <table:table-cell office:value-type="float" office:value="0.0581114020853862" calcext:value-type="float">
            <text:p>0.058111402085386</text:p>
          </table:table-cell>
          <table:table-cell office:value-type="float" office:value="25.0239863872528" calcext:value-type="float">
            <text:p>25.0239863872528</text:p>
          </table:table-cell>
          <table:table-cell office:value-type="float" office:value="8.91567108250186" calcext:value-type="float">
            <text:p>8.91567108250186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resnext-16x64d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float" office:value="0.826733333333333" calcext:value-type="float">
            <text:p>0.826733333333333</text:p>
          </table:table-cell>
          <table:table-cell office:value-type="float" office:value="0.00125511299968381" calcext:value-type="float">
            <text:p>0.001255112999684</text:p>
          </table:table-cell>
          <table:table-cell office:value-type="float" office:value="0.619354875759079" calcext:value-type="float">
            <text:p>0.619354875759079</text:p>
          </table:table-cell>
          <table:table-cell office:value-type="float" office:value="0.0058475664720504" calcext:value-type="float">
            <text:p>0.00584756647205</text:p>
          </table:table-cell>
          <table:table-cell office:value-type="float" office:value="0.0259824926757172" calcext:value-type="float">
            <text:p>0.025982492675717</text:p>
          </table:table-cell>
          <table:table-cell office:value-type="float" office:value="0.00244708367702838" calcext:value-type="float">
            <text:p>0.002447083677028</text:p>
          </table:table-cell>
          <table:table-cell office:value-type="float" office:value="0.0224634215085824" calcext:value-type="float">
            <text:p>0.022463421508583</text:p>
          </table:table-cell>
          <table:table-cell office:value-type="float" office:value="0.0026592282350941" calcext:value-type="float">
            <text:p>0.002659228235094</text:p>
          </table:table-cell>
          <table:table-cell office:value-type="float" office:value="0.270174603174603" calcext:value-type="float">
            <text:p>0.270174603174603</text:p>
          </table:table-cell>
          <table:table-cell office:value-type="float" office:value="0.0694837845795827" calcext:value-type="float">
            <text:p>0.069483784579583</text:p>
          </table:table-cell>
          <table:table-cell office:value-type="float" office:value="0.189792505951604" calcext:value-type="float">
            <text:p>0.189792505951604</text:p>
          </table:table-cell>
          <table:table-cell office:value-type="float" office:value="0.00666782102558302" calcext:value-type="float">
            <text:p>0.006667821025583</text:p>
          </table:table-cell>
          <table:table-cell office:value-type="float" office:value="0.549680781222557" calcext:value-type="float">
            <text:p>0.549680781222557</text:p>
          </table:table-cell>
          <table:table-cell office:value-type="float" office:value="0.013339798512653" calcext:value-type="float">
            <text:p>0.013339798512653</text:p>
          </table:table-cell>
          <table:table-cell office:value-type="float" office:value="0.105692038186602" calcext:value-type="float">
            <text:p>0.105692038186602</text:p>
          </table:table-cell>
          <table:table-cell office:value-type="float" office:value="0.00667661359067181" calcext:value-type="float">
            <text:p>0.006676613590672</text:p>
          </table:table-cell>
          <table:table-cell office:value-type="float" office:value="0.834599740082238" calcext:value-type="float">
            <text:p>0.834599740082238</text:p>
          </table:table-cell>
          <table:table-cell office:value-type="float" office:value="0.00751495173800218" calcext:value-type="float">
            <text:p>0.007514951738002</text:p>
          </table:table-cell>
          <table:table-cell office:value-type="float" office:value="0.00789127836249593" calcext:value-type="float">
            <text:p>0.007891278362496</text:p>
          </table:table-cell>
          <table:table-cell office:value-type="float" office:value="0.00814315465050813" calcext:value-type="float">
            <text:p>0.008143154650508</text:p>
          </table:table-cell>
          <table:table-cell office:value-type="float" office:value="2.45895555019379" calcext:value-type="float">
            <text:p>2.45895555019379</text:p>
          </table:table-cell>
          <table:table-cell office:value-type="float" office:value="0.0419261089144578" calcext:value-type="float">
            <text:p>0.041926108914458</text:p>
          </table:table-cell>
          <table:table-cell office:value-type="float" office:value="25.6839739084244" calcext:value-type="float">
            <text:p>25.6839739084244</text:p>
          </table:table-cell>
          <table:table-cell office:value-type="float" office:value="9.9775143827365" calcext:value-type="float">
            <text:p>9.9775143827365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densenet-bc-l190-k4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float" office:value="0.827377777777778" calcext:value-type="float">
            <text:p>0.827377777777778</text:p>
          </table:table-cell>
          <table:table-cell office:value-type="float" office:value="0.000947453449204118" calcext:value-type="float">
            <text:p>0.000947453449204</text:p>
          </table:table-cell>
          <table:table-cell office:value-type="float" office:value="0.646529942082793" calcext:value-type="float">
            <text:p>0.646529942082793</text:p>
          </table:table-cell>
          <table:table-cell office:value-type="float" office:value="0.00589250697867258" calcext:value-type="float">
            <text:p>0.005892506978673</text:p>
          </table:table-cell>
          <table:table-cell office:value-type="float" office:value="0.0250309640852974" calcext:value-type="float">
            <text:p>0.025030964085298</text:p>
          </table:table-cell>
          <table:table-cell office:value-type="float" office:value="0.00246244915513055" calcext:value-type="float">
            <text:p>0.002462449155131</text:p>
          </table:table-cell>
          <table:table-cell office:value-type="float" office:value="0.0171708412698413" calcext:value-type="float">
            <text:p>0.017170841269841</text:p>
          </table:table-cell>
          <table:table-cell office:value-type="float" office:value="0.00282912932338366" calcext:value-type="float">
            <text:p>0.002829129323384</text:p>
          </table:table-cell>
          <table:table-cell office:value-type="float" office:value="0.319505050505051" calcext:value-type="float">
            <text:p>0.319505050505051</text:p>
          </table:table-cell>
          <table:table-cell office:value-type="float" office:value="0.211350706058383" calcext:value-type="float">
            <text:p>0.211350706058383</text:p>
          </table:table-cell>
          <table:table-cell office:value-type="float" office:value="0.191447795521355" calcext:value-type="float">
            <text:p>0.191447795521355</text:p>
          </table:table-cell>
          <table:table-cell office:value-type="float" office:value="0.00504372947278321" calcext:value-type="float">
            <text:p>0.005043729472783</text:p>
          </table:table-cell>
          <table:table-cell office:value-type="float" office:value="0.558055886171065" calcext:value-type="float">
            <text:p>0.558055886171065</text:p>
          </table:table-cell>
          <table:table-cell office:value-type="float" office:value="0.0110869742973583" calcext:value-type="float">
            <text:p>0.011086974297358</text:p>
          </table:table-cell>
          <table:table-cell office:value-type="float" office:value="0.109454411466378" calcext:value-type="float">
            <text:p>0.109454411466378</text:p>
          </table:table-cell>
          <table:table-cell office:value-type="float" office:value="0.00544273998362712" calcext:value-type="float">
            <text:p>0.005442739983627</text:p>
          </table:table-cell>
          <table:table-cell office:value-type="float" office:value="0.833151706292198" calcext:value-type="float">
            <text:p>0.833151706292198</text:p>
          </table:table-cell>
          <table:table-cell office:value-type="float" office:value="0.00619455092937145" calcext:value-type="float">
            <text:p>0.006194550929371</text:p>
          </table:table-cell>
          <table:table-cell office:value-type="float" office:value="0.00625684113333705" calcext:value-type="float">
            <text:p>0.006256841133337</text:p>
          </table:table-cell>
          <table:table-cell office:value-type="float" office:value="0.00616134656627954" calcext:value-type="float">
            <text:p>0.00616134656628</text:p>
          </table:table-cell>
          <table:table-cell office:value-type="float" office:value="2.44939639568329" calcext:value-type="float">
            <text:p>2.44939639568329</text:p>
          </table:table-cell>
          <table:table-cell office:value-type="float" office:value="0.0594078342618628" calcext:value-type="float">
            <text:p>0.059407834261863</text:p>
          </table:table-cell>
          <table:table-cell office:value-type="float" office:value="17.3410534143448" calcext:value-type="float">
            <text:p>17.3410534143448</text:p>
          </table:table-cell>
          <table:table-cell office:value-type="float" office:value="7.22525288054216" calcext:value-type="float">
            <text:p>7.22525288054216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WRN-28-10-drop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float" office:value="0.818177777777778" calcext:value-type="float">
            <text:p>0.818177777777778</text:p>
          </table:table-cell>
          <table:table-cell office:value-type="float" office:value="0.00141828157773582" calcext:value-type="float">
            <text:p>0.001418281577736</text:p>
          </table:table-cell>
          <table:table-cell office:value-type="float" office:value="0.6753271652389" calcext:value-type="float">
            <text:p>0.6753271652389</text:p>
          </table:table-cell>
          <table:table-cell office:value-type="float" office:value="0.00447128676731995" calcext:value-type="float">
            <text:p>0.00447128676732</text:p>
          </table:table-cell>
          <table:table-cell office:value-type="float" office:value="0.0278045667789001" calcext:value-type="float">
            <text:p>0.0278045667789</text:p>
          </table:table-cell>
          <table:table-cell office:value-type="float" office:value="0.0035500294091098" calcext:value-type="float">
            <text:p>0.00355002940911</text:p>
          </table:table-cell>
          <table:table-cell office:value-type="float" office:value="0.0215920079365079" calcext:value-type="float">
            <text:p>0.021592007936508</text:p>
          </table:table-cell>
          <table:table-cell office:value-type="float" office:value="0.00329856901452173" calcext:value-type="float">
            <text:p>0.003298569014522</text:p>
          </table:table-cell>
          <table:table-cell office:value-type="float" office:value="0.613712121212121" calcext:value-type="float">
            <text:p>0.613712121212121</text:p>
          </table:table-cell>
          <table:table-cell office:value-type="float" office:value="0.249993473653321" calcext:value-type="float">
            <text:p>0.249993473653321</text:p>
          </table:table-cell>
          <table:table-cell office:value-type="float" office:value="0.193216408387758" calcext:value-type="float">
            <text:p>0.193216408387758</text:p>
          </table:table-cell>
          <table:table-cell office:value-type="float" office:value="0.0133474826999218" calcext:value-type="float">
            <text:p>0.013347482699922</text:p>
          </table:table-cell>
          <table:table-cell office:value-type="float" office:value="0.554197941557496" calcext:value-type="float">
            <text:p>0.554197941557496</text:p>
          </table:table-cell>
          <table:table-cell office:value-type="float" office:value="0.0152725534061753" calcext:value-type="float">
            <text:p>0.015272553406175</text:p>
          </table:table-cell>
          <table:table-cell office:value-type="float" office:value="0.116947343219511" calcext:value-type="float">
            <text:p>0.116947343219511</text:p>
          </table:table-cell>
          <table:table-cell office:value-type="float" office:value="0.00546228323949252" calcext:value-type="float">
            <text:p>0.005462283239493</text:p>
          </table:table-cell>
          <table:table-cell office:value-type="float" office:value="0.823270396244188" calcext:value-type="float">
            <text:p>0.823270396244188</text:p>
          </table:table-cell>
          <table:table-cell office:value-type="float" office:value="0.00659704017419759" calcext:value-type="float">
            <text:p>0.006597040174198</text:p>
          </table:table-cell>
          <table:table-cell office:value-type="float" office:value="0.00715205984645267" calcext:value-type="float">
            <text:p>0.007152059846453</text:p>
          </table:table-cell>
          <table:table-cell office:value-type="float" office:value="0.00558466830938654" calcext:value-type="float">
            <text:p>0.005584668309387</text:p>
          </table:table-cell>
          <table:table-cell office:value-type="float" office:value="2.45432467460632" calcext:value-type="float">
            <text:p>2.45432467460632</text:p>
          </table:table-cell>
          <table:table-cell office:value-type="float" office:value="0.042504371234371" calcext:value-type="float">
            <text:p>0.042504371234371</text:p>
          </table:table-cell>
          <table:table-cell office:value-type="float" office:value="23.7234869480133" calcext:value-type="float">
            <text:p>23.7234869480133</text:p>
          </table:table-cell>
          <table:table-cell office:value-type="float" office:value="9.04271091187084" calcext:value-type="float">
            <text:p>9.04271091187084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alexnet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float" office:value="0.438922222222222" calcext:value-type="float">
            <text:p>0.438922222222222</text:p>
          </table:table-cell>
          <table:table-cell office:value-type="float" office:value="0.00208334567897578" calcext:value-type="float">
            <text:p>0.002083345678976</text:p>
          </table:table-cell>
          <table:table-cell office:value-type="float" office:value="2.26159722368715" calcext:value-type="float">
            <text:p>2.26159722368715</text:p>
          </table:table-cell>
          <table:table-cell office:value-type="float" office:value="0.0072875308713063" calcext:value-type="float">
            <text:p>0.007287530871306</text:p>
          </table:table-cell>
          <table:table-cell office:value-type="float" office:value="0.0368901304951385" calcext:value-type="float">
            <text:p>0.036890130495139</text:p>
          </table:table-cell>
          <table:table-cell office:value-type="float" office:value="0.00537335939882842" calcext:value-type="float">
            <text:p>0.005373359398828</text:p>
          </table:table-cell>
          <table:table-cell office:value-type="float" office:value="0.0229505936882789" calcext:value-type="float">
            <text:p>0.022950593688279</text:p>
          </table:table-cell>
          <table:table-cell office:value-type="float" office:value="0.0086189804691038" calcext:value-type="float">
            <text:p>0.008618980469104</text:p>
          </table:table-cell>
          <table:table-cell office:value-type="float" office:value="0.196269242571194" calcext:value-type="float">
            <text:p>0.196269242571194</text:p>
          </table:table-cell>
          <table:table-cell office:value-type="float" office:value="0.0473917209777747" calcext:value-type="float">
            <text:p>0.047391720977775</text:p>
          </table:table-cell>
          <table:table-cell office:value-type="float" office:value="0.286214396253559" calcext:value-type="float">
            <text:p>0.286214396253559</text:p>
          </table:table-cell>
          <table:table-cell office:value-type="float" office:value="0.0113966636229531" calcext:value-type="float">
            <text:p>0.011396663622953</text:p>
          </table:table-cell>
          <table:table-cell office:value-type="float" office:value="0.294446393069389" calcext:value-type="float">
            <text:p>0.294446393069389</text:p>
          </table:table-cell>
          <table:table-cell office:value-type="float" office:value="0.00982395853966794" calcext:value-type="float">
            <text:p>0.009823958539668</text:p>
          </table:table-cell>
          <table:table-cell office:value-type="float" office:value="0.418572202060371" calcext:value-type="float">
            <text:p>0.418572202060371</text:p>
          </table:table-cell>
          <table:table-cell office:value-type="float" office:value="0.0138084053919427" calcext:value-type="float">
            <text:p>0.013808405391943</text:p>
          </table:table-cell>
          <table:table-cell office:value-type="float" office:value="0.420405401098948" calcext:value-type="float">
            <text:p>0.420405401098948</text:p>
          </table:table-cell>
          <table:table-cell office:value-type="float" office:value="0.0110450901351093" calcext:value-type="float">
            <text:p>0.011045090135109</text:p>
          </table:table-cell>
          <table:table-cell office:value-type="float" office:value="0.0197173115823698" calcext:value-type="float">
            <text:p>0.01971731158237</text:p>
          </table:table-cell>
          <table:table-cell office:value-type="float" office:value="0.0102747512618865" calcext:value-type="float">
            <text:p>0.010274751261887</text:p>
          </table:table-cell>
          <table:table-cell office:value-type="float" office:value="2.4415602684021" calcext:value-type="float">
            <text:p>2.4415602684021</text:p>
          </table:table-cell>
          <table:table-cell office:value-type="float" office:value="0.0365864613786069" calcext:value-type="float">
            <text:p>0.036586461378607</text:p>
          </table:table-cell>
          <table:table-cell office:value-type="float" office:value="26.8082356452942" calcext:value-type="float">
            <text:p>26.8082356452942</text:p>
          </table:table-cell>
          <table:table-cell office:value-type="float" office:value="6.65485150083546" calcext:value-type="float">
            <text:p>6.65485150083546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resnext-8x64d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float" office:value="0.825911111111111" calcext:value-type="float">
            <text:p>0.825911111111111</text:p>
          </table:table-cell>
          <table:table-cell office:value-type="float" office:value="0.0014626581961033" calcext:value-type="float">
            <text:p>0.001462658196103</text:p>
          </table:table-cell>
          <table:table-cell office:value-type="float" office:value="0.628574082269613" calcext:value-type="float">
            <text:p>0.628574082269613</text:p>
          </table:table-cell>
          <table:table-cell office:value-type="float" office:value="0.00449779679417357" calcext:value-type="float">
            <text:p>0.004497796794174</text:p>
          </table:table-cell>
          <table:table-cell office:value-type="float" office:value="0.0251230584498682" calcext:value-type="float">
            <text:p>0.025123058449868</text:p>
          </table:table-cell>
          <table:table-cell office:value-type="float" office:value="0.0020415602165178" calcext:value-type="float">
            <text:p>0.002041560216518</text:p>
          </table:table-cell>
          <table:table-cell office:value-type="float" office:value="0.0189331095130688" calcext:value-type="float">
            <text:p>0.018933109513069</text:p>
          </table:table-cell>
          <table:table-cell office:value-type="float" office:value="0.00299043595331778" calcext:value-type="float">
            <text:p>0.002990435953318</text:p>
          </table:table-cell>
          <table:table-cell office:value-type="float" office:value="0.234656545592905" calcext:value-type="float">
            <text:p>0.234656545592905</text:p>
          </table:table-cell>
          <table:table-cell office:value-type="float" office:value="0.0449771706982925" calcext:value-type="float">
            <text:p>0.044977170698293</text:p>
          </table:table-cell>
          <table:table-cell office:value-type="float" office:value="0.196035973598027" calcext:value-type="float">
            <text:p>0.196035973598027</text:p>
          </table:table-cell>
          <table:table-cell office:value-type="float" office:value="0.00864892043303055" calcext:value-type="float">
            <text:p>0.008648920433031</text:p>
          </table:table-cell>
          <table:table-cell office:value-type="float" office:value="0.542203165373896" calcext:value-type="float">
            <text:p>0.542203165373896</text:p>
          </table:table-cell>
          <table:table-cell office:value-type="float" office:value="0.00988116061951049" calcext:value-type="float">
            <text:p>0.009881160619511</text:p>
          </table:table-cell>
          <table:table-cell office:value-type="float" office:value="0.108142516623555" calcext:value-type="float">
            <text:p>0.108142516623555</text:p>
          </table:table-cell>
          <table:table-cell office:value-type="float" office:value="0.00630537698489777" calcext:value-type="float">
            <text:p>0.006305376984898</text:p>
          </table:table-cell>
          <table:table-cell office:value-type="float" office:value="0.830983604796592" calcext:value-type="float">
            <text:p>0.830983604796592</text:p>
          </table:table-cell>
          <table:table-cell office:value-type="float" office:value="0.00615308607532218" calcext:value-type="float">
            <text:p>0.006153086075322</text:p>
          </table:table-cell>
          <table:table-cell office:value-type="float" office:value="0.0066864677824525" calcext:value-type="float">
            <text:p>0.006686467782453</text:p>
          </table:table-cell>
          <table:table-cell office:value-type="float" office:value="0.00542711201243269" calcext:value-type="float">
            <text:p>0.005427112012433</text:p>
          </table:table-cell>
          <table:table-cell office:value-type="float" office:value="2.47585334777832" calcext:value-type="float">
            <text:p>2.47585334777832</text:p>
          </table:table-cell>
          <table:table-cell office:value-type="float" office:value="0.0555763478785319" calcext:value-type="float">
            <text:p>0.055576347878532</text:p>
          </table:table-cell>
          <table:table-cell office:value-type="float" office:value="22.7427503585815" calcext:value-type="float">
            <text:p>22.7427503585815</text:p>
          </table:table-cell>
          <table:table-cell office:value-type="float" office:value="10.4603776560315" calcext:value-type="float">
            <text:p>10.4603776560315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resnext-16x64d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float" office:value="0.826744444444445" calcext:value-type="float">
            <text:p>0.826744444444445</text:p>
          </table:table-cell>
          <table:table-cell office:value-type="float" office:value="0.00124065781923018" calcext:value-type="float">
            <text:p>0.00124065781923</text:p>
          </table:table-cell>
          <table:table-cell office:value-type="float" office:value="0.619025431928895" calcext:value-type="float">
            <text:p>0.619025431928895</text:p>
          </table:table-cell>
          <table:table-cell office:value-type="float" office:value="0.00602884721808733" calcext:value-type="float">
            <text:p>0.006028847218087</text:p>
          </table:table-cell>
          <table:table-cell office:value-type="float" office:value="0.0266188193182745" calcext:value-type="float">
            <text:p>0.026618819318275</text:p>
          </table:table-cell>
          <table:table-cell office:value-type="float" office:value="0.00182557118755151" calcext:value-type="float">
            <text:p>0.001825571187552</text:p>
          </table:table-cell>
          <table:table-cell office:value-type="float" office:value="0.0222454549840202" calcext:value-type="float">
            <text:p>0.02224545498402</text:p>
          </table:table-cell>
          <table:table-cell office:value-type="float" office:value="0.00282448407712311" calcext:value-type="float">
            <text:p>0.002824484077123</text:p>
          </table:table-cell>
          <table:table-cell office:value-type="float" office:value="0.268275291737248" calcext:value-type="float">
            <text:p>0.268275291737248</text:p>
          </table:table-cell>
          <table:table-cell office:value-type="float" office:value="0.0608308586848095" calcext:value-type="float">
            <text:p>0.06083085868481</text:p>
          </table:table-cell>
          <table:table-cell office:value-type="float" office:value="0.189579922957874" calcext:value-type="float">
            <text:p>0.189579922957874</text:p>
          </table:table-cell>
          <table:table-cell office:value-type="float" office:value="0.00686863424998455" calcext:value-type="float">
            <text:p>0.006868634249985</text:p>
          </table:table-cell>
          <table:table-cell office:value-type="float" office:value="0.549862117995822" calcext:value-type="float">
            <text:p>0.549862117995822</text:p>
          </table:table-cell>
          <table:table-cell office:value-type="float" office:value="0.0135487938536559" calcext:value-type="float">
            <text:p>0.013548793853656</text:p>
          </table:table-cell>
          <table:table-cell office:value-type="float" office:value="0.105712032663444" calcext:value-type="float">
            <text:p>0.105712032663444</text:p>
          </table:table-cell>
          <table:table-cell office:value-type="float" office:value="0.00688981174588832" calcext:value-type="float">
            <text:p>0.006889811745888</text:p>
          </table:table-cell>
          <table:table-cell office:value-type="float" office:value="0.834618713547585" calcext:value-type="float">
            <text:p>0.834618713547585</text:p>
          </table:table-cell>
          <table:table-cell office:value-type="float" office:value="0.00765143167370647" calcext:value-type="float">
            <text:p>0.007651431673706</text:p>
          </table:table-cell>
          <table:table-cell office:value-type="float" office:value="0.00801510881625018" calcext:value-type="float">
            <text:p>0.00801510881625</text:p>
          </table:table-cell>
          <table:table-cell office:value-type="float" office:value="0.00828028138413796" calcext:value-type="float">
            <text:p>0.008280281384138</text:p>
          </table:table-cell>
          <table:table-cell office:value-type="float" office:value="2.4481776714325" calcext:value-type="float">
            <text:p>2.4481776714325</text:p>
          </table:table-cell>
          <table:table-cell office:value-type="float" office:value="0.0420044000276918" calcext:value-type="float">
            <text:p>0.042004400027692</text:p>
          </table:table-cell>
          <table:table-cell office:value-type="float" office:value="20.895962023735" calcext:value-type="float">
            <text:p>20.895962023735</text:p>
          </table:table-cell>
          <table:table-cell office:value-type="float" office:value="9.7569267232575" calcext:value-type="float">
            <text:p>9.7569267232575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densenet-bc-l190-k4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float" office:value="0.827511111111111" calcext:value-type="float">
            <text:p>0.827511111111111</text:p>
          </table:table-cell>
          <table:table-cell office:value-type="float" office:value="0.001022651546988" calcext:value-type="float">
            <text:p>0.001022651546988</text:p>
          </table:table-cell>
          <table:table-cell office:value-type="float" office:value="0.645626873598208" calcext:value-type="float">
            <text:p>0.645626873598208</text:p>
          </table:table-cell>
          <table:table-cell office:value-type="float" office:value="0.00630600629791006" calcext:value-type="float">
            <text:p>0.00630600629791</text:p>
          </table:table-cell>
          <table:table-cell office:value-type="float" office:value="0.0237206448933239" calcext:value-type="float">
            <text:p>0.023720644893324</text:p>
          </table:table-cell>
          <table:table-cell office:value-type="float" office:value="0.0021463952662232" calcext:value-type="float">
            <text:p>0.002146395266223</text:p>
          </table:table-cell>
          <table:table-cell office:value-type="float" office:value="0.016528715543862" calcext:value-type="float">
            <text:p>0.016528715543862</text:p>
          </table:table-cell>
          <table:table-cell office:value-type="float" office:value="0.002701513627467" calcext:value-type="float">
            <text:p>0.002701513627467</text:p>
          </table:table-cell>
          <table:table-cell office:value-type="float" office:value="0.235181295715778" calcext:value-type="float">
            <text:p>0.235181295715778</text:p>
          </table:table-cell>
          <table:table-cell office:value-type="float" office:value="0.0538488037856316" calcext:value-type="float">
            <text:p>0.053848803785632</text:p>
          </table:table-cell>
          <table:table-cell office:value-type="float" office:value="0.192070414181018" calcext:value-type="float">
            <text:p>0.192070414181018</text:p>
          </table:table-cell>
          <table:table-cell office:value-type="float" office:value="0.00533675504266453" calcext:value-type="float">
            <text:p>0.005336755042665</text:p>
          </table:table-cell>
          <table:table-cell office:value-type="float" office:value="0.556759584315929" calcext:value-type="float">
            <text:p>0.556759584315929</text:p>
          </table:table-cell>
          <table:table-cell office:value-type="float" office:value="0.0114986984385548" calcext:value-type="float">
            <text:p>0.011498698438555</text:p>
          </table:table-cell>
          <table:table-cell office:value-type="float" office:value="0.110071213272502" calcext:value-type="float">
            <text:p>0.110071213272502</text:p>
          </table:table-cell>
          <table:table-cell office:value-type="float" office:value="0.00564224265105113" calcext:value-type="float">
            <text:p>0.005642242651051</text:p>
          </table:table-cell>
          <table:table-cell office:value-type="float" office:value="0.832462246013531" calcext:value-type="float">
            <text:p>0.832462246013531</text:p>
          </table:table-cell>
          <table:table-cell office:value-type="float" office:value="0.00638158777927404" calcext:value-type="float">
            <text:p>0.006381587779274</text:p>
          </table:table-cell>
          <table:table-cell office:value-type="float" office:value="0.00593658373708805" calcext:value-type="float">
            <text:p>0.005936583737088</text:p>
          </table:table-cell>
          <table:table-cell office:value-type="float" office:value="0.00603143403394743" calcext:value-type="float">
            <text:p>0.006031434033947</text:p>
          </table:table-cell>
          <table:table-cell office:value-type="float" office:value="2.44832491874695" calcext:value-type="float">
            <text:p>2.44832491874695</text:p>
          </table:table-cell>
          <table:table-cell office:value-type="float" office:value="0.0409556767925738" calcext:value-type="float">
            <text:p>0.040955676792574</text:p>
          </table:table-cell>
          <table:table-cell office:value-type="float" office:value="14.9179194927216" calcext:value-type="float">
            <text:p>14.9179194927216</text:p>
          </table:table-cell>
          <table:table-cell office:value-type="float" office:value="5.12473839669615" calcext:value-type="float">
            <text:p>5.12473839669615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WRN-28-10-drop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float" office:value="0.818144444444444" calcext:value-type="float">
            <text:p>0.818144444444444</text:p>
          </table:table-cell>
          <table:table-cell office:value-type="float" office:value="0.00133441314300109" calcext:value-type="float">
            <text:p>0.001334413143001</text:p>
          </table:table-cell>
          <table:table-cell office:value-type="float" office:value="0.675045018623378" calcext:value-type="float">
            <text:p>0.675045018623378</text:p>
          </table:table-cell>
          <table:table-cell office:value-type="float" office:value="0.00457577242416187" calcext:value-type="float">
            <text:p>0.004575772424162</text:p>
          </table:table-cell>
          <table:table-cell office:value-type="float" office:value="0.02831355667789" calcext:value-type="float">
            <text:p>0.02831355667789</text:p>
          </table:table-cell>
          <table:table-cell office:value-type="float" office:value="0.00271648432592026" calcext:value-type="float">
            <text:p>0.00271648432592</text:p>
          </table:table-cell>
          <table:table-cell office:value-type="float" office:value="0.0210732439090036" calcext:value-type="float">
            <text:p>0.021073243909004</text:p>
          </table:table-cell>
          <table:table-cell office:value-type="float" office:value="0.00341872264535736" calcext:value-type="float">
            <text:p>0.003418722645357</text:p>
          </table:table-cell>
          <table:table-cell office:value-type="float" office:value="0.638661616161616" calcext:value-type="float">
            <text:p>0.638661616161616</text:p>
          </table:table-cell>
          <table:table-cell office:value-type="float" office:value="0.290505652695788" calcext:value-type="float">
            <text:p>0.290505652695788</text:p>
          </table:table-cell>
          <table:table-cell office:value-type="float" office:value="0.191804314260188" calcext:value-type="float">
            <text:p>0.191804314260188</text:p>
          </table:table-cell>
          <table:table-cell office:value-type="float" office:value="0.0125046332513961" calcext:value-type="float">
            <text:p>0.012504633251396</text:p>
          </table:table-cell>
          <table:table-cell office:value-type="float" office:value="0.55569083221552" calcext:value-type="float">
            <text:p>0.55569083221552</text:p>
          </table:table-cell>
          <table:table-cell office:value-type="float" office:value="0.0144131655479555" calcext:value-type="float">
            <text:p>0.014413165547956</text:p>
          </table:table-cell>
          <table:table-cell office:value-type="float" office:value="0.116522683874451" calcext:value-type="float">
            <text:p>0.116522683874451</text:p>
          </table:table-cell>
          <table:table-cell office:value-type="float" office:value="0.0051372353043896" calcext:value-type="float">
            <text:p>0.00513723530439</text:p>
          </table:table-cell>
          <table:table-cell office:value-type="float" office:value="0.823878225350175" calcext:value-type="float">
            <text:p>0.823878225350175</text:p>
          </table:table-cell>
          <table:table-cell office:value-type="float" office:value="0.00622694388674338" calcext:value-type="float">
            <text:p>0.006226943886743</text:p>
          </table:table-cell>
          <table:table-cell office:value-type="float" office:value="0.00723829038105518" calcext:value-type="float">
            <text:p>0.007238290381055</text:p>
          </table:table-cell>
          <table:table-cell office:value-type="float" office:value="0.0055928990813902" calcext:value-type="float">
            <text:p>0.00559289908139</text:p>
          </table:table-cell>
          <table:table-cell office:value-type="float" office:value="2.42686305046082" calcext:value-type="float">
            <text:p>2.42686305046082</text:p>
          </table:table-cell>
          <table:table-cell office:value-type="float" office:value="0.0327119087836818" calcext:value-type="float">
            <text:p>0.032711908783682</text:p>
          </table:table-cell>
          <table:table-cell office:value-type="float" office:value="17.9173632621765" calcext:value-type="float">
            <text:p>17.9173632621765</text:p>
          </table:table-cell>
          <table:table-cell office:value-type="float" office:value="9.35319771623836" calcext:value-type="float">
            <text:p>9.35319771623836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alexnet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float" office:value="0.439044444444445" calcext:value-type="float">
            <text:p>0.439044444444445</text:p>
          </table:table-cell>
          <table:table-cell office:value-type="float" office:value="0.00192036233435227" calcext:value-type="float">
            <text:p>0.001920362334352</text:p>
          </table:table-cell>
          <table:table-cell office:value-type="float" office:value="2.2617331150212" calcext:value-type="float">
            <text:p>2.2617331150212</text:p>
          </table:table-cell>
          <table:table-cell office:value-type="float" office:value="0.00734152217957703" calcext:value-type="float">
            <text:p>0.007341522179577</text:p>
          </table:table-cell>
          <table:table-cell office:value-type="float" office:value="0.0376985471568046" calcext:value-type="float">
            <text:p>0.037698547156805</text:p>
          </table:table-cell>
          <table:table-cell office:value-type="float" office:value="0.00487436552324035" calcext:value-type="float">
            <text:p>0.00487436552324</text:p>
          </table:table-cell>
          <table:table-cell office:value-type="float" office:value="0.0228683903665383" calcext:value-type="float">
            <text:p>0.022868390366538</text:p>
          </table:table-cell>
          <table:table-cell office:value-type="float" office:value="0.00836483463052003" calcext:value-type="float">
            <text:p>0.00836483463052</text:p>
          </table:table-cell>
          <table:table-cell office:value-type="float" office:value="0.203857142857143" calcext:value-type="float">
            <text:p>0.203857142857143</text:p>
          </table:table-cell>
          <table:table-cell office:value-type="float" office:value="0.0431763853474906" calcext:value-type="float">
            <text:p>0.043176385347491</text:p>
          </table:table-cell>
          <table:table-cell office:value-type="float" office:value="0.287045382870357" calcext:value-type="float">
            <text:p>0.287045382870357</text:p>
          </table:table-cell>
          <table:table-cell office:value-type="float" office:value="0.0112086557402662" calcext:value-type="float">
            <text:p>0.011208655740266</text:p>
          </table:table-cell>
          <table:table-cell office:value-type="float" office:value="0.294717851135503" calcext:value-type="float">
            <text:p>0.294717851135503</text:p>
          </table:table-cell>
          <table:table-cell office:value-type="float" office:value="0.00985155164013629" calcext:value-type="float">
            <text:p>0.009851551640136</text:p>
          </table:table-cell>
          <table:table-cell office:value-type="float" office:value="0.417993747549607" calcext:value-type="float">
            <text:p>0.417993747549607</text:p>
          </table:table-cell>
          <table:table-cell office:value-type="float" office:value="0.0136579752105312" calcext:value-type="float">
            <text:p>0.013657975210531</text:p>
          </table:table-cell>
          <table:table-cell office:value-type="float" office:value="0.420847364730752" calcext:value-type="float">
            <text:p>0.420847364730752</text:p>
          </table:table-cell>
          <table:table-cell office:value-type="float" office:value="0.0110306777153133" calcext:value-type="float">
            <text:p>0.011030677715313</text:p>
          </table:table-cell>
          <table:table-cell office:value-type="float" office:value="0.0194487251400221" calcext:value-type="float">
            <text:p>0.019448725140022</text:p>
          </table:table-cell>
          <table:table-cell office:value-type="float" office:value="0.0100149933599087" calcext:value-type="float">
            <text:p>0.010014993359909</text:p>
          </table:table-cell>
          <table:table-cell office:value-type="float" office:value="0.348367953300476" calcext:value-type="float">
            <text:p>0.348367953300476</text:p>
          </table:table-cell>
          <table:table-cell office:value-type="float" office:value="0.0308724701855489" calcext:value-type="float">
            <text:p>0.030872470185549</text:p>
          </table:table-cell>
          <table:table-cell office:value-type="float" office:value="26.701931643486" calcext:value-type="float">
            <text:p>26.701931643486</text:p>
          </table:table-cell>
          <table:table-cell office:value-type="float" office:value="6.58551952574091" calcext:value-type="float">
            <text:p>6.58551952574091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resnext-8x64d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float" office:value="0.826044444444445" calcext:value-type="float">
            <text:p>0.826044444444445</text:p>
          </table:table-cell>
          <table:table-cell office:value-type="float" office:value="0.00136706307610388" calcext:value-type="float">
            <text:p>0.001367063076104</text:p>
          </table:table-cell>
          <table:table-cell office:value-type="float" office:value="0.629086034363802" calcext:value-type="float">
            <text:p>0.629086034363802</text:p>
          </table:table-cell>
          <table:table-cell office:value-type="float" office:value="0.00481148541163936" calcext:value-type="float">
            <text:p>0.004811485411639</text:p>
          </table:table-cell>
          <table:table-cell office:value-type="float" office:value="0.0246029313581047" calcext:value-type="float">
            <text:p>0.024602931358105</text:p>
          </table:table-cell>
          <table:table-cell office:value-type="float" office:value="0.00274120969656919" calcext:value-type="float">
            <text:p>0.002741209696569</text:p>
          </table:table-cell>
          <table:table-cell office:value-type="float" office:value="0.0185540074798434" calcext:value-type="float">
            <text:p>0.018554007479843</text:p>
          </table:table-cell>
          <table:table-cell office:value-type="float" office:value="0.00313407759038356" calcext:value-type="float">
            <text:p>0.003134077590384</text:p>
          </table:table-cell>
          <table:table-cell office:value-type="float" office:value="0.216536727077295" calcext:value-type="float">
            <text:p>0.216536727077295</text:p>
          </table:table-cell>
          <table:table-cell office:value-type="float" office:value="0.0496681879935781" calcext:value-type="float">
            <text:p>0.049668187993578</text:p>
          </table:table-cell>
          <table:table-cell office:value-type="float" office:value="0.195909263670205" calcext:value-type="float">
            <text:p>0.195909263670205</text:p>
          </table:table-cell>
          <table:table-cell office:value-type="float" office:value="0.00863683016985078" calcext:value-type="float">
            <text:p>0.008636830169851</text:p>
          </table:table-cell>
          <table:table-cell office:value-type="float" office:value="0.543860568630827" calcext:value-type="float">
            <text:p>0.543860568630827</text:p>
          </table:table-cell>
          <table:table-cell office:value-type="float" office:value="0.010020914500823" calcext:value-type="float">
            <text:p>0.010020914500823</text:p>
          </table:table-cell>
          <table:table-cell office:value-type="float" office:value="0.106918048304001" calcext:value-type="float">
            <text:p>0.106918048304001</text:p>
          </table:table-cell>
          <table:table-cell office:value-type="float" office:value="0.00618639893792838" calcext:value-type="float">
            <text:p>0.006186398937928</text:p>
          </table:table-cell>
          <table:table-cell office:value-type="float" office:value="0.832330003793111" calcext:value-type="float">
            <text:p>0.832330003793111</text:p>
          </table:table-cell>
          <table:table-cell office:value-type="float" office:value="0.00614593478946693" calcext:value-type="float">
            <text:p>0.006145934789467</text:p>
          </table:table-cell>
          <table:table-cell office:value-type="float" office:value="0.00740644198247607" calcext:value-type="float">
            <text:p>0.007406441982476</text:p>
          </table:table-cell>
          <table:table-cell office:value-type="float" office:value="0.00556862621811977" calcext:value-type="float">
            <text:p>0.00556862621812</text:p>
          </table:table-cell>
          <table:table-cell office:value-type="float" office:value="0.340931844711304" calcext:value-type="float">
            <text:p>0.340931844711304</text:p>
          </table:table-cell>
          <table:table-cell office:value-type="float" office:value="0.0102843615007465" calcext:value-type="float">
            <text:p>0.010284361500747</text:p>
          </table:table-cell>
          <table:table-cell office:value-type="float" office:value="22.360821890831" calcext:value-type="float">
            <text:p>22.360821890831</text:p>
          </table:table-cell>
          <table:table-cell office:value-type="float" office:value="10.1968048809425" calcext:value-type="float">
            <text:p>10.1968048809425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resnext-16x64d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float" office:value="0.826766666666666" calcext:value-type="float">
            <text:p>0.826766666666666</text:p>
          </table:table-cell>
          <table:table-cell office:value-type="float" office:value="0.00122440881846402" calcext:value-type="float">
            <text:p>0.001224408818464</text:p>
          </table:table-cell>
          <table:table-cell office:value-type="float" office:value="0.619522315354492" calcext:value-type="float">
            <text:p>0.619522315354492</text:p>
          </table:table-cell>
          <table:table-cell office:value-type="float" office:value="0.00645515273899387" calcext:value-type="float">
            <text:p>0.006455152738994</text:p>
          </table:table-cell>
          <table:table-cell office:value-type="float" office:value="0.0266084689330706" calcext:value-type="float">
            <text:p>0.026608468933071</text:p>
          </table:table-cell>
          <table:table-cell office:value-type="float" office:value="0.00190824912114946" calcext:value-type="float">
            <text:p>0.001908249121149</text:p>
          </table:table-cell>
          <table:table-cell office:value-type="float" office:value="0.0223961353804197" calcext:value-type="float">
            <text:p>0.02239613538042</text:p>
          </table:table-cell>
          <table:table-cell office:value-type="float" office:value="0.00271291486575259" calcext:value-type="float">
            <text:p>0.002712914865753</text:p>
          </table:table-cell>
          <table:table-cell office:value-type="float" office:value="0.233160004298302" calcext:value-type="float">
            <text:p>0.233160004298302</text:p>
          </table:table-cell>
          <table:table-cell office:value-type="float" office:value="0.0234524402024684" calcext:value-type="float">
            <text:p>0.023452440202468</text:p>
          </table:table-cell>
          <table:table-cell office:value-type="float" office:value="0.189547445806919" calcext:value-type="float">
            <text:p>0.189547445806919</text:p>
          </table:table-cell>
          <table:table-cell office:value-type="float" office:value="0.00691443137501797" calcext:value-type="float">
            <text:p>0.006914431375018</text:p>
          </table:table-cell>
          <table:table-cell office:value-type="float" office:value="0.551473435040539" calcext:value-type="float">
            <text:p>0.551473435040539</text:p>
          </table:table-cell>
          <table:table-cell office:value-type="float" office:value="0.0137157738283057" calcext:value-type="float">
            <text:p>0.013715773828306</text:p>
          </table:table-cell>
          <table:table-cell office:value-type="float" office:value="0.104177986032416" calcext:value-type="float">
            <text:p>0.104177986032416</text:p>
          </table:table-cell>
          <table:table-cell office:value-type="float" office:value="0.0067857130866367" calcext:value-type="float">
            <text:p>0.006785713086637</text:p>
          </table:table-cell>
          <table:table-cell office:value-type="float" office:value="0.836173503712137" calcext:value-type="float">
            <text:p>0.836173503712137</text:p>
          </table:table-cell>
          <table:table-cell office:value-type="float" office:value="0.00763025663002498" calcext:value-type="float">
            <text:p>0.007630256630025</text:p>
          </table:table-cell>
          <table:table-cell office:value-type="float" office:value="0.00940683704547006" calcext:value-type="float">
            <text:p>0.00940683704547</text:p>
          </table:table-cell>
          <table:table-cell office:value-type="float" office:value="0.00832709369943358" calcext:value-type="float">
            <text:p>0.008327093699434</text:p>
          </table:table-cell>
          <table:table-cell office:value-type="float" office:value="0.331432723999023" calcext:value-type="float">
            <text:p>0.331432723999023</text:p>
          </table:table-cell>
          <table:table-cell office:value-type="float" office:value="0.00528271257740541" calcext:value-type="float">
            <text:p>0.005282712577405</text:p>
          </table:table-cell>
          <table:table-cell office:value-type="float" office:value="20.6063537359238" calcext:value-type="float">
            <text:p>20.6063537359238</text:p>
          </table:table-cell>
          <table:table-cell office:value-type="float" office:value="9.60075293827487" calcext:value-type="float">
            <text:p>9.60075293827487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densenet-bc-l190-k4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float" office:value="0.827433333333333" calcext:value-type="float">
            <text:p>0.827433333333333</text:p>
          </table:table-cell>
          <table:table-cell office:value-type="float" office:value="0.000983331589591819" calcext:value-type="float">
            <text:p>0.000983331589592</text:p>
          </table:table-cell>
          <table:table-cell office:value-type="float" office:value="0.646095560642735" calcext:value-type="float">
            <text:p>0.646095560642735</text:p>
          </table:table-cell>
          <table:table-cell office:value-type="float" office:value="0.00644012306354647" calcext:value-type="float">
            <text:p>0.006440123063546</text:p>
          </table:table-cell>
          <table:table-cell office:value-type="float" office:value="0.0240873607614678" calcext:value-type="float">
            <text:p>0.024087360761468</text:p>
          </table:table-cell>
          <table:table-cell office:value-type="float" office:value="0.00206794039061346" calcext:value-type="float">
            <text:p>0.002067940390613</text:p>
          </table:table-cell>
          <table:table-cell office:value-type="float" office:value="0.0163847087240931" calcext:value-type="float">
            <text:p>0.016384708724093</text:p>
          </table:table-cell>
          <table:table-cell office:value-type="float" office:value="0.00301922690616093" calcext:value-type="float">
            <text:p>0.003019226906161</text:p>
          </table:table-cell>
          <table:table-cell office:value-type="float" office:value="0.225612529233219" calcext:value-type="float">
            <text:p>0.225612529233219</text:p>
          </table:table-cell>
          <table:table-cell office:value-type="float" office:value="0.0315517108115385" calcext:value-type="float">
            <text:p>0.031551710811539</text:p>
          </table:table-cell>
          <table:table-cell office:value-type="float" office:value="0.191843840505324" calcext:value-type="float">
            <text:p>0.191843840505324</text:p>
          </table:table-cell>
          <table:table-cell office:value-type="float" office:value="0.00532575761588533" calcext:value-type="float">
            <text:p>0.005325757615885</text:p>
          </table:table-cell>
          <table:table-cell office:value-type="float" office:value="0.55802325528995" calcext:value-type="float">
            <text:p>0.55802325528995</text:p>
          </table:table-cell>
          <table:table-cell office:value-type="float" office:value="0.0114370149880568" calcext:value-type="float">
            <text:p>0.011437014988057</text:p>
          </table:table-cell>
          <table:table-cell office:value-type="float" office:value="0.108948785941312" calcext:value-type="float">
            <text:p>0.108948785941312</text:p>
          </table:table-cell>
          <table:table-cell office:value-type="float" office:value="0.0055390291993086" calcext:value-type="float">
            <text:p>0.005539029199309</text:p>
          </table:table-cell>
          <table:table-cell office:value-type="float" office:value="0.83358342660625" calcext:value-type="float">
            <text:p>0.83358342660625</text:p>
          </table:table-cell>
          <table:table-cell office:value-type="float" office:value="0.00633014168632772" calcext:value-type="float">
            <text:p>0.006330141686328</text:p>
          </table:table-cell>
          <table:table-cell office:value-type="float" office:value="0.0065700033980797" calcext:value-type="float">
            <text:p>0.00657000339808</text:p>
          </table:table-cell>
          <table:table-cell office:value-type="float" office:value="0.00639165184130397" calcext:value-type="float">
            <text:p>0.006391651841304</text:p>
          </table:table-cell>
          <table:table-cell office:value-type="float" office:value="0.328319883346558" calcext:value-type="float">
            <text:p>0.328319883346558</text:p>
          </table:table-cell>
          <table:table-cell office:value-type="float" office:value="0.00410400974870955" calcext:value-type="float">
            <text:p>0.00410400974871</text:p>
          </table:table-cell>
          <table:table-cell office:value-type="float" office:value="14.7621589899063" calcext:value-type="float">
            <text:p>14.7621589899063</text:p>
          </table:table-cell>
          <table:table-cell office:value-type="float" office:value="5.06019967573924" calcext:value-type="float">
            <text:p>5.06019967573924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WRN-28-10-drop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float" office:value="0.818322222222222" calcext:value-type="float">
            <text:p>0.818322222222222</text:p>
          </table:table-cell>
          <table:table-cell office:value-type="float" office:value="0.00136128116851483" calcext:value-type="float">
            <text:p>0.001361281168515</text:p>
          </table:table-cell>
          <table:table-cell office:value-type="float" office:value="0.675353870532946" calcext:value-type="float">
            <text:p>0.675353870532946</text:p>
          </table:table-cell>
          <table:table-cell office:value-type="float" office:value="0.00461080218155067" calcext:value-type="float">
            <text:p>0.004610802181551</text:p>
          </table:table-cell>
          <table:table-cell office:value-type="float" office:value="0.0273231193638226" calcext:value-type="float">
            <text:p>0.027323119363823</text:p>
          </table:table-cell>
          <table:table-cell office:value-type="float" office:value="0.00245790146339906" calcext:value-type="float">
            <text:p>0.002457901463399</text:p>
          </table:table-cell>
          <table:table-cell office:value-type="float" office:value="0.0213855502990848" calcext:value-type="float">
            <text:p>0.021385550299085</text:p>
          </table:table-cell>
          <table:table-cell office:value-type="float" office:value="0.00359744561728405" calcext:value-type="float">
            <text:p>0.003597445617284</text:p>
          </table:table-cell>
          <table:table-cell office:value-type="float" office:value="0.692264069264069" calcext:value-type="float">
            <text:p>0.692264069264069</text:p>
          </table:table-cell>
          <table:table-cell office:value-type="float" office:value="0.264252378898168" calcext:value-type="float">
            <text:p>0.264252378898168</text:p>
          </table:table-cell>
          <table:table-cell office:value-type="float" office:value="0.191798677669357" calcext:value-type="float">
            <text:p>0.191798677669357</text:p>
          </table:table-cell>
          <table:table-cell office:value-type="float" office:value="0.0124358152457131" calcext:value-type="float">
            <text:p>0.012435815245713</text:p>
          </table:table-cell>
          <table:table-cell office:value-type="float" office:value="0.55724433733222" calcext:value-type="float">
            <text:p>0.55724433733222</text:p>
          </table:table-cell>
          <table:table-cell office:value-type="float" office:value="0.0143370734235595" calcext:value-type="float">
            <text:p>0.01433707342356</text:p>
          </table:table-cell>
          <table:table-cell office:value-type="float" office:value="0.115423269878451" calcext:value-type="float">
            <text:p>0.115423269878451</text:p>
          </table:table-cell>
          <table:table-cell office:value-type="float" office:value="0.00520755092637131" calcext:value-type="float">
            <text:p>0.005207550926371</text:p>
          </table:table-cell>
          <table:table-cell office:value-type="float" office:value="0.825118904391368" calcext:value-type="float">
            <text:p>0.825118904391368</text:p>
          </table:table-cell>
          <table:table-cell office:value-type="float" office:value="0.00623577807904558" calcext:value-type="float">
            <text:p>0.006235778079046</text:p>
          </table:table-cell>
          <table:table-cell office:value-type="float" office:value="0.00766461337401754" calcext:value-type="float">
            <text:p>0.007664613374018</text:p>
          </table:table-cell>
          <table:table-cell office:value-type="float" office:value="0.00636945187627769" calcext:value-type="float">
            <text:p>0.006369451876278</text:p>
          </table:table-cell>
          <table:table-cell office:value-type="float" office:value="0.334213519096375" calcext:value-type="float">
            <text:p>0.334213519096375</text:p>
          </table:table-cell>
          <table:table-cell office:value-type="float" office:value="0.00515784966762546" calcext:value-type="float">
            <text:p>0.005157849667625</text:p>
          </table:table-cell>
          <table:table-cell office:value-type="float" office:value="17.9257832527161" calcext:value-type="float">
            <text:p>17.9257832527161</text:p>
          </table:table-cell>
          <table:table-cell office:value-type="float" office:value="9.36756234162286" calcext:value-type="float">
            <text:p>9.3675623416228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alexnet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float" office:value="0.439044444444445" calcext:value-type="float">
            <text:p>0.439044444444445</text:p>
          </table:table-cell>
          <table:table-cell office:value-type="float" office:value="0.00192036233435227" calcext:value-type="float">
            <text:p>0.001920362334352</text:p>
          </table:table-cell>
          <table:table-cell office:value-type="float" office:value="2.26362172217227" calcext:value-type="float">
            <text:p>2.26362172217227</text:p>
          </table:table-cell>
          <table:table-cell office:value-type="float" office:value="0.00735894179088059" calcext:value-type="float">
            <text:p>0.007358941790881</text:p>
          </table:table-cell>
          <table:table-cell office:value-type="float" office:value="0.0364595162738496" calcext:value-type="float">
            <text:p>0.03645951627385</text:p>
          </table:table-cell>
          <table:table-cell office:value-type="float" office:value="0.00242535428307752" calcext:value-type="float">
            <text:p>0.002425354283078</text:p>
          </table:table-cell>
          <table:table-cell office:value-type="float" office:value="0.0237777698412698" calcext:value-type="float">
            <text:p>0.02377776984127</text:p>
          </table:table-cell>
          <table:table-cell office:value-type="float" office:value="0.00422712886601995" calcext:value-type="float">
            <text:p>0.00422712886602</text:p>
          </table:table-cell>
          <table:table-cell office:value-type="float" office:value="0.281199494949495" calcext:value-type="float">
            <text:p>0.281199494949495</text:p>
          </table:table-cell>
          <table:table-cell office:value-type="float" office:value="0.109946893527118" calcext:value-type="float">
            <text:p>0.109946893527118</text:p>
          </table:table-cell>
          <table:table-cell office:value-type="float" office:value="0.314181991201817" calcext:value-type="float">
            <text:p>0.314181991201817</text:p>
          </table:table-cell>
          <table:table-cell office:value-type="float" office:value="0.00290382732920868" calcext:value-type="float">
            <text:p>0.002903827329209</text:p>
          </table:table-cell>
          <table:table-cell office:value-type="float" office:value="0.296194604493188" calcext:value-type="float">
            <text:p>0.296194604493188</text:p>
          </table:table-cell>
          <table:table-cell office:value-type="float" office:value="0.00962575461557713" calcext:value-type="float">
            <text:p>0.009625754615577</text:p>
          </table:table-cell>
          <table:table-cell office:value-type="float" office:value="0.404977706702003" calcext:value-type="float">
            <text:p>0.404977706702003</text:p>
          </table:table-cell>
          <table:table-cell office:value-type="float" office:value="0.0108572979121177" calcext:value-type="float">
            <text:p>0.010857297912118</text:p>
          </table:table-cell>
          <table:table-cell office:value-type="float" office:value="0.427391346944113" calcext:value-type="float">
            <text:p>0.427391346944113</text:p>
          </table:table-cell>
          <table:table-cell office:value-type="float" office:value="0.00972989656814512" calcext:value-type="float">
            <text:p>0.009729896568145</text:p>
          </table:table-cell>
          <table:table-cell office:value-type="float" office:value="0.0139890513646984" calcext:value-type="float">
            <text:p>0.013989051364699</text:p>
          </table:table-cell>
          <table:table-cell office:value-type="float" office:value="0.00760412891913093" calcext:value-type="float">
            <text:p>0.007604128919131</text:p>
          </table:table-cell>
          <table:table-cell office:value-type="float" office:value="0.0221008539199829" calcext:value-type="float">
            <text:p>0.022100853919983</text:p>
          </table:table-cell>
          <table:table-cell office:value-type="float" office:value="0.000293244579870986" calcext:value-type="float">
            <text:p>0.000293244579871</text:p>
          </table:table-cell>
          <table:table-cell office:value-type="float" office:value="0.0302237033843994" calcext:value-type="float">
            <text:p>0.0302237033844</text:p>
          </table:table-cell>
          <table:table-cell office:value-type="float" office:value="0.00108402849276369" calcext:value-type="float">
            <text:p>0.00108402849276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resnext-8x64d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float" office:value="0.826044444444445" calcext:value-type="float">
            <text:p>0.826044444444445</text:p>
          </table:table-cell>
          <table:table-cell office:value-type="float" office:value="0.00136706307610388" calcext:value-type="float">
            <text:p>0.001367063076104</text:p>
          </table:table-cell>
          <table:table-cell office:value-type="float" office:value="0.694957450007042" calcext:value-type="float">
            <text:p>0.694957450007042</text:p>
          </table:table-cell>
          <table:table-cell office:value-type="float" office:value="0.00486320232534448" calcext:value-type="float">
            <text:p>0.004863202325344</text:p>
          </table:table-cell>
          <table:table-cell office:value-type="float" office:value="0.0423535983508375" calcext:value-type="float">
            <text:p>0.042353598350838</text:p>
          </table:table-cell>
          <table:table-cell office:value-type="float" office:value="0.00147066904226462" calcext:value-type="float">
            <text:p>0.001470669042265</text:p>
          </table:table-cell>
          <table:table-cell office:value-type="float" office:value="0.0211176357285072" calcext:value-type="float">
            <text:p>0.021117635728507</text:p>
          </table:table-cell>
          <table:table-cell office:value-type="float" office:value="0.00234743525371319" calcext:value-type="float">
            <text:p>0.002347435253713</text:p>
          </table:table-cell>
          <table:table-cell office:value-type="float" office:value="0.253568468386894" calcext:value-type="float">
            <text:p>0.253568468386894</text:p>
          </table:table-cell>
          <table:table-cell office:value-type="float" office:value="0.0311152709950064" calcext:value-type="float">
            <text:p>0.031115270995006</text:p>
          </table:table-cell>
          <table:table-cell office:value-type="float" office:value="0.263763400132174" calcext:value-type="float">
            <text:p>0.263763400132174</text:p>
          </table:table-cell>
          <table:table-cell office:value-type="float" office:value="0.0123628754793374" calcext:value-type="float">
            <text:p>0.012362875479338</text:p>
          </table:table-cell>
          <table:table-cell office:value-type="float" office:value="0.51657523765136" calcext:value-type="float">
            <text:p>0.51657523765136</text:p>
          </table:table-cell>
          <table:table-cell office:value-type="float" office:value="0.0161013123343084" calcext:value-type="float">
            <text:p>0.016101312334309</text:p>
          </table:table-cell>
          <table:table-cell office:value-type="float" office:value="0.0907626680343651" calcext:value-type="float">
            <text:p>0.090762668034365</text:p>
          </table:table-cell>
          <table:table-cell office:value-type="float" office:value="0.00646361140503091" calcext:value-type="float">
            <text:p>0.006463611405031</text:p>
          </table:table-cell>
          <table:table-cell office:value-type="float" office:value="0.840935962593022" calcext:value-type="float">
            <text:p>0.840935962593022</text:p>
          </table:table-cell>
          <table:table-cell office:value-type="float" office:value="0.00791847313827054" calcext:value-type="float">
            <text:p>0.007918473138271</text:p>
          </table:table-cell>
          <table:table-cell office:value-type="float" office:value="0.0154665839577535" calcext:value-type="float">
            <text:p>0.015466583957754</text:p>
          </table:table-cell>
          <table:table-cell office:value-type="float" office:value="0.00729851847152772" calcext:value-type="float">
            <text:p>0.007298518471528</text:p>
          </table:table-cell>
          <table:table-cell office:value-type="float" office:value="0.0205378532409668" calcext:value-type="float">
            <text:p>0.020537853240967</text:p>
          </table:table-cell>
          <table:table-cell office:value-type="float" office:value="0.000174457499475446" calcext:value-type="float">
            <text:p>0.000174457499475</text:p>
          </table:table-cell>
          <table:table-cell office:value-type="float" office:value="0.0264113903045654" calcext:value-type="float">
            <text:p>0.026411390304566</text:p>
          </table:table-cell>
          <table:table-cell office:value-type="float" office:value="0.000165849526782254" calcext:value-type="float">
            <text:p>0.00016584952678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resnext-16x64d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float" office:value="0.826766666666666" calcext:value-type="float">
            <text:p>0.826766666666666</text:p>
          </table:table-cell>
          <table:table-cell office:value-type="float" office:value="0.00122440881846402" calcext:value-type="float">
            <text:p>0.001224408818464</text:p>
          </table:table-cell>
          <table:table-cell office:value-type="float" office:value="0.684381957239728" calcext:value-type="float">
            <text:p>0.684381957239728</text:p>
          </table:table-cell>
          <table:table-cell office:value-type="float" office:value="0.00646984589605677" calcext:value-type="float">
            <text:p>0.006469845896057</text:p>
          </table:table-cell>
          <table:table-cell office:value-type="float" office:value="0.0465286836527524" calcext:value-type="float">
            <text:p>0.046528683652752</text:p>
          </table:table-cell>
          <table:table-cell office:value-type="float" office:value="0.00263161069174061" calcext:value-type="float">
            <text:p>0.002631610691741</text:p>
          </table:table-cell>
          <table:table-cell office:value-type="float" office:value="0.0263340703752267" calcext:value-type="float">
            <text:p>0.026334070375227</text:p>
          </table:table-cell>
          <table:table-cell office:value-type="float" office:value="0.00234292967826658" calcext:value-type="float">
            <text:p>0.002342929678267</text:p>
          </table:table-cell>
          <table:table-cell office:value-type="float" office:value="0.337978816473382" calcext:value-type="float">
            <text:p>0.337978816473382</text:p>
          </table:table-cell>
          <table:table-cell office:value-type="float" office:value="0.0481021739578458" calcext:value-type="float">
            <text:p>0.048102173957846</text:p>
          </table:table-cell>
          <table:table-cell office:value-type="float" office:value="0.254951313611163" calcext:value-type="float">
            <text:p>0.254951313611163</text:p>
          </table:table-cell>
          <table:table-cell office:value-type="float" office:value="0.0134032024494994" calcext:value-type="float">
            <text:p>0.0134032024495</text:p>
          </table:table-cell>
          <table:table-cell office:value-type="float" office:value="0.529166237570277" calcext:value-type="float">
            <text:p>0.529166237570277</text:p>
          </table:table-cell>
          <table:table-cell office:value-type="float" office:value="0.0181005339598836" calcext:value-type="float">
            <text:p>0.018100533959884</text:p>
          </table:table-cell>
          <table:table-cell office:value-type="float" office:value="0.086330501802222" calcext:value-type="float">
            <text:p>0.086330501802222</text:p>
          </table:table-cell>
          <table:table-cell office:value-type="float" office:value="0.00616847603909185" calcext:value-type="float">
            <text:p>0.006168476039092</text:p>
          </table:table-cell>
          <table:table-cell office:value-type="float" office:value="0.847069322406871" calcext:value-type="float">
            <text:p>0.847069322406871</text:p>
          </table:table-cell>
          <table:table-cell office:value-type="float" office:value="0.00792186724223701" calcext:value-type="float">
            <text:p>0.007921867242237</text:p>
          </table:table-cell>
          <table:table-cell office:value-type="float" office:value="0.020302655740204" calcext:value-type="float">
            <text:p>0.020302655740204</text:p>
          </table:table-cell>
          <table:table-cell office:value-type="float" office:value="0.00874695727453026" calcext:value-type="float">
            <text:p>0.00874695727453</text:p>
          </table:table-cell>
          <table:table-cell office:value-type="float" office:value="0.0209677457809448" calcext:value-type="float">
            <text:p>0.020967745780945</text:p>
          </table:table-cell>
          <table:table-cell office:value-type="float" office:value="0.000233468496774396" calcext:value-type="float">
            <text:p>0.000233468496774</text:p>
          </table:table-cell>
          <table:table-cell office:value-type="float" office:value="0.0272720813751221" calcext:value-type="float">
            <text:p>0.027272081375122</text:p>
          </table:table-cell>
          <table:table-cell office:value-type="float" office:value="0.00456948417976612" calcext:value-type="float">
            <text:p>0.00456948417976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densenet-bc-l190-k4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float" office:value="0.827433333333333" calcext:value-type="float">
            <text:p>0.827433333333333</text:p>
          </table:table-cell>
          <table:table-cell office:value-type="float" office:value="0.000983331589591819" calcext:value-type="float">
            <text:p>0.000983331589592</text:p>
          </table:table-cell>
          <table:table-cell office:value-type="float" office:value="0.675942389412253" calcext:value-type="float">
            <text:p>0.675942389412253</text:p>
          </table:table-cell>
          <table:table-cell office:value-type="float" office:value="0.00648245830763385" calcext:value-type="float">
            <text:p>0.006482458307634</text:p>
          </table:table-cell>
          <table:table-cell office:value-type="float" office:value="0.0377270551395195" calcext:value-type="float">
            <text:p>0.03772705513952</text:p>
          </table:table-cell>
          <table:table-cell office:value-type="float" office:value="0.00192058763651389" calcext:value-type="float">
            <text:p>0.001920587636514</text:p>
          </table:table-cell>
          <table:table-cell office:value-type="float" office:value="0.0172388863464441" calcext:value-type="float">
            <text:p>0.017238886346444</text:p>
          </table:table-cell>
          <table:table-cell office:value-type="float" office:value="0.00129743556049975" calcext:value-type="float">
            <text:p>0.0012974355605</text:p>
          </table:table-cell>
          <table:table-cell office:value-type="float" office:value="0.270423148503751" calcext:value-type="float">
            <text:p>0.270423148503751</text:p>
          </table:table-cell>
          <table:table-cell office:value-type="float" office:value="0.0425011761629741" calcext:value-type="float">
            <text:p>0.042501176162974</text:p>
          </table:table-cell>
          <table:table-cell office:value-type="float" office:value="0.230733046293892" calcext:value-type="float">
            <text:p>0.230733046293892</text:p>
          </table:table-cell>
          <table:table-cell office:value-type="float" office:value="0.00746637464455817" calcext:value-type="float">
            <text:p>0.007466374644558</text:p>
          </table:table-cell>
          <table:table-cell office:value-type="float" office:value="0.545911791551896" calcext:value-type="float">
            <text:p>0.545911791551896</text:p>
          </table:table-cell>
          <table:table-cell office:value-type="float" office:value="0.0119617860253569" calcext:value-type="float">
            <text:p>0.011961786025357</text:p>
          </table:table-cell>
          <table:table-cell office:value-type="float" office:value="0.098701333075377" calcext:value-type="float">
            <text:p>0.098701333075377</text:p>
          </table:table-cell>
          <table:table-cell office:value-type="float" office:value="0.00475973150215803" calcext:value-type="float">
            <text:p>0.004759731502158</text:p>
          </table:table-cell>
          <table:table-cell office:value-type="float" office:value="0.839974796189832" calcext:value-type="float">
            <text:p>0.839974796189832</text:p>
          </table:table-cell>
          <table:table-cell office:value-type="float" office:value="0.0057876316014665" calcext:value-type="float">
            <text:p>0.005787631601467</text:p>
          </table:table-cell>
          <table:table-cell office:value-type="float" office:value="0.012541462856499" calcext:value-type="float">
            <text:p>0.012541462856499</text:p>
          </table:table-cell>
          <table:table-cell office:value-type="float" office:value="0.0063668704789065" calcext:value-type="float">
            <text:p>0.006366870478907</text:p>
          </table:table-cell>
          <table:table-cell office:value-type="float" office:value="0.0206124067306519" calcext:value-type="float">
            <text:p>0.020612406730652</text:p>
          </table:table-cell>
          <table:table-cell office:value-type="float" office:value="0.000159293075334072" calcext:value-type="float">
            <text:p>0.000159293075334</text:p>
          </table:table-cell>
          <table:table-cell office:value-type="float" office:value="0.0285709619522095" calcext:value-type="float">
            <text:p>0.02857096195221</text:p>
          </table:table-cell>
          <table:table-cell office:value-type="float" office:value="0.00533088394261539" calcext:value-type="float">
            <text:p>0.00533088394261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WRN-28-10-drop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float" office:value="0.818322222222222" calcext:value-type="float">
            <text:p>0.818322222222222</text:p>
          </table:table-cell>
          <table:table-cell office:value-type="float" office:value="0.00136128116851483" calcext:value-type="float">
            <text:p>0.001361281168515</text:p>
          </table:table-cell>
          <table:table-cell office:value-type="float" office:value="0.728879082363113" calcext:value-type="float">
            <text:p>0.728879082363113</text:p>
          </table:table-cell>
          <table:table-cell office:value-type="float" office:value="0.0053683707090486" calcext:value-type="float">
            <text:p>0.005368370709049</text:p>
          </table:table-cell>
          <table:table-cell office:value-type="float" office:value="0.0444123490460157" calcext:value-type="float">
            <text:p>0.044412349046016</text:p>
          </table:table-cell>
          <table:table-cell office:value-type="float" office:value="0.00301583244463942" calcext:value-type="float">
            <text:p>0.003015832444639</text:p>
          </table:table-cell>
          <table:table-cell office:value-type="float" office:value="0.0252112016533344" calcext:value-type="float">
            <text:p>0.025211201653334</text:p>
          </table:table-cell>
          <table:table-cell office:value-type="float" office:value="0.00175418536052532" calcext:value-type="float">
            <text:p>0.001754185360525</text:p>
          </table:table-cell>
          <table:table-cell office:value-type="float" office:value="0.289973779144832" calcext:value-type="float">
            <text:p>0.289973779144832</text:p>
          </table:table-cell>
          <table:table-cell office:value-type="float" office:value="0.0434726794355072" calcext:value-type="float">
            <text:p>0.043472679435507</text:p>
          </table:table-cell>
          <table:table-cell office:value-type="float" office:value="0.251561779292035" calcext:value-type="float">
            <text:p>0.251561779292035</text:p>
          </table:table-cell>
          <table:table-cell office:value-type="float" office:value="0.00801642068048568" calcext:value-type="float">
            <text:p>0.008016420680486</text:p>
          </table:table-cell>
          <table:table-cell office:value-type="float" office:value="0.537965415427756" calcext:value-type="float">
            <text:p>0.537965415427756</text:p>
          </table:table-cell>
          <table:table-cell office:value-type="float" office:value="0.0123128025096823" calcext:value-type="float">
            <text:p>0.012312802509682</text:p>
          </table:table-cell>
          <table:table-cell office:value-type="float" office:value="0.0985489545174232" calcext:value-type="float">
            <text:p>0.098548954517423</text:p>
          </table:table-cell>
          <table:table-cell office:value-type="float" office:value="0.00503499832946655" calcext:value-type="float">
            <text:p>0.005034998329467</text:p>
          </table:table-cell>
          <table:table-cell office:value-type="float" office:value="0.835419143406189" calcext:value-type="float">
            <text:p>0.835419143406189</text:p>
          </table:table-cell>
          <table:table-cell office:value-type="float" office:value="0.00599695165746164" calcext:value-type="float">
            <text:p>0.005996951657462</text:p>
          </table:table-cell>
          <table:table-cell office:value-type="float" office:value="0.0170969211839668" calcext:value-type="float">
            <text:p>0.017096921183967</text:p>
          </table:table-cell>
          <table:table-cell office:value-type="float" office:value="0.00697275898699061" calcext:value-type="float">
            <text:p>0.006972758986991</text:p>
          </table:table-cell>
          <table:table-cell office:value-type="float" office:value="0.0208655834197998" calcext:value-type="float">
            <text:p>0.0208655834198</text:p>
          </table:table-cell>
          <table:table-cell office:value-type="float" office:value="0.000171783677438864" calcext:value-type="float">
            <text:p>0.000171783677439</text:p>
          </table:table-cell>
          <table:table-cell office:value-type="float" office:value="0.0261559963226318" calcext:value-type="float">
            <text:p>0.026155996322632</text:p>
          </table:table-cell>
          <table:table-cell office:value-type="float" office:value="0.000182449463478016" calcext:value-type="float">
            <text:p>0.000182449463478</text:p>
          </table:table-cell>
        </table:table-row>
        <table:table-row table:style-name="ro1" table:number-rows-repeated="5">
          <table:table-cell table:number-columns-repeated="7"/>
          <table:table-cell table:style-name="Default"/>
          <table:table-cell table:number-columns-repeated="24"/>
        </table:table-row>
        <table:table-row table:style-name="ro1">
          <table:table-cell table:number-columns-repeated="7"/>
          <table:table-cell table:style-name="Default"/>
          <table:table-cell table:number-columns-repeated="20"/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number-columns-repeated="19"/>
          <table:table-cell office:value-type="string" calcext:value-type="string">
            <text:p>GPcalib</text:p>
          </table:table-cell>
          <table:table-cell table:formula="of:=AVERAGE([.AC12:.AC16])" office:value-type="float" office:value="2.44815585136414" calcext:value-type="float">
            <text:p>2.44815585136414</text:p>
          </table:table-cell>
          <table:table-cell/>
          <table:table-cell table:formula="of:=AVERAGE([.AE12:.AE16])" office:value-type="float" office:value="20.6564461565018" calcext:value-type="float">
            <text:p>20.6564461565018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number-columns-repeated="19"/>
          <table:table-cell office:value-type="string" calcext:value-type="string">
            <text:p>GPcalib_approx</text:p>
          </table:table-cell>
          <table:table-cell table:formula="of:=AVERAGE([.AC17:.AC21])" office:value-type="float" office:value="0.336653184890747" calcext:value-type="float">
            <text:p>0.336653184890747</text:p>
          </table:table-cell>
          <table:table-cell/>
          <table:table-cell table:formula="of:=AVERAGE([.AE17:.AE21])" office:value-type="float" office:value="20.4714099025726" calcext:value-type="float">
            <text:p>20.4714099025726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number-columns-repeated="19"/>
          <table:table-cell office:value-type="string" calcext:value-type="string">
            <text:p>Temp</text:p>
          </table:table-cell>
          <table:table-cell table:formula="of:=AVERAGE([.AC22:.AC26])" office:value-type="float" office:value="0.0210168886184692" calcext:value-type="float">
            <text:p>0.021016888618469</text:p>
          </table:table-cell>
          <table:table-cell/>
          <table:table-cell table:formula="of:=AVERAGE([.AE22:.AE26])" office:value-type="float" office:value="0.0277268266677856" calcext:value-type="float">
            <text:p>0.02772682666778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2T17:47:30.067828489</dc:date>
    <meta:editing-duration>PT3M37S</meta:editing-duration>
    <meta:editing-cycles>1</meta:editing-cycles>
    <meta:document-statistic meta:table-count="1" meta:cell-count="843" meta:object-count="0"/>
    <meta:generator>LibreOffice/6.0.7.3$Linux_X86_64 LibreOffice_project/00m0$Build-3</meta:generator>
  </office:meta>
</office:document-meta>
</file>